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145510" table:style-name="ce7">
            <text:p>11.145.510</text:p>
          </table:table-cell>
          <table:table-cell office:value-type="float" office:value="768000" table:style-name="ce7">
            <text:p>768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103710" table:style-name="ce9">
            <text:p>17.103.710</text:p>
          </table:table-cell>
          <table:table-cell office:value-type="float" office:value="16266942" table:style-name="ce9">
            <text:p>16.266.942</text:p>
          </table:table-cell>
          <table:table-cell office:value-type="percentage" office:value="0.95107681315925019" table:style-name="ce10">
            <text:p>95,1%</text:p>
          </table:table-cell>
          <table:table-cell office:value-type="float" office:value="7419938" table:style-name="ce8">
            <text:p>7.419.938</text:p>
          </table:table-cell>
          <table:table-cell office:value-type="float" office:value="6900874" table:style-name="ce8">
            <text:p>6.900.874</text:p>
          </table:table-cell>
          <table:table-cell office:value-type="float" office:value="3392946" table:style-name="ce8">
            <text:p>3.392.946</text:p>
          </table:table-cell>
          <table:table-cell office:value-type="date" office:date-value="2022-01-31T00:00:00" table:style-name="ce11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05571" table:style-name="ce7">
            <text:p>1.805.57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63951" table:style-name="ce14">
            <text:p>2.663.951</text:p>
          </table:table-cell>
          <table:table-cell office:value-type="float" office:value="2538684" table:style-name="ce14">
            <text:p>2.538.684</text:p>
          </table:table-cell>
          <table:table-cell office:value-type="percentage" office:value="0.95297698794009345" table:style-name="ce15">
            <text:p>95,3%</text:p>
          </table:table-cell>
          <table:table-cell office:value-type="float" office:value="1140893" table:style-name="ce13">
            <text:p>1.140.893</text:p>
          </table:table-cell>
          <table:table-cell office:value-type="float" office:value="1073328" table:style-name="ce13">
            <text:p>1.073.328</text:p>
          </table:table-cell>
          <table:table-cell office:value-type="float" office:value="614749" table:style-name="ce13">
            <text:p>614.749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19554.5" table:style-name="ce14">
            <text:p>2.219.555</text:p>
          </table:table-cell>
          <table:table-cell office:value-type="percentage" office:value="0.94969438947424722" table:style-name="ce15">
            <text:p>95,0%</text:p>
          </table:table-cell>
          <table:table-cell office:value-type="float" office:value="922700" table:style-name="ce13">
            <text:p>922.700</text:p>
          </table:table-cell>
          <table:table-cell office:value-type="float" office:value="872693" table:style-name="ce13">
            <text:p>872.693</text:p>
          </table:table-cell>
          <table:table-cell office:value-type="float" office:value="681505" table:style-name="ce13">
            <text:p>681.505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02000" table:style-name="ce7">
            <text:p>102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31874" table:style-name="ce14">
            <text:p>2.231.874</text:p>
          </table:table-cell>
          <table:table-cell office:value-type="float" office:value="1970419" table:style-name="ce14">
            <text:p>1.970.419</text:p>
          </table:table-cell>
          <table:table-cell office:value-type="percentage" office:value="0.88285405000461492" table:style-name="ce15">
            <text:p>88,3%</text:p>
          </table:table-cell>
          <table:table-cell office:value-type="float" office:value="922818" table:style-name="ce13">
            <text:p>922.818</text:p>
          </table:table-cell>
          <table:table-cell office:value-type="float" office:value="878138" table:style-name="ce13">
            <text:p>878.138</text:p>
          </table:table-cell>
          <table:table-cell office:value-type="float" office:value="416911" table:style-name="ce13">
            <text:p>416.911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71080" table:style-name="ce7">
            <text:p>2.671.080</text:p>
          </table:table-cell>
          <table:table-cell office:value-type="float" office:value="162000" table:style-name="ce7">
            <text:p>16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247230" table:style-name="ce14">
            <text:p>4.247.230</text:p>
          </table:table-cell>
          <table:table-cell office:value-type="float" office:value="3966827" table:style-name="ce14">
            <text:p>3.966.827</text:p>
          </table:table-cell>
          <table:table-cell office:value-type="percentage" office:value="0.93397979388919361" table:style-name="ce15">
            <text:p>93,4%</text:p>
          </table:table-cell>
          <table:table-cell office:value-type="float" office:value="1804857" table:style-name="ce13">
            <text:p>1.804.857</text:p>
          </table:table-cell>
          <table:table-cell office:value-type="float" office:value="1679378" table:style-name="ce13">
            <text:p>1.679.378</text:p>
          </table:table-cell>
          <table:table-cell office:value-type="float" office:value="860391" table:style-name="ce13">
            <text:p>860.391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98000" table:style-name="ce14">
            <text:p>1.198.000</text:p>
          </table:table-cell>
          <table:table-cell office:value-type="percentage" office:value="0.96772890666020439" table:style-name="ce15">
            <text:p>96,8%</text:p>
          </table:table-cell>
          <table:table-cell office:value-type="float" office:value="515612" table:style-name="ce13">
            <text:p>515.612</text:p>
          </table:table-cell>
          <table:table-cell office:value-type="float" office:value="488257" table:style-name="ce13">
            <text:p>488.257</text:p>
          </table:table-cell>
          <table:table-cell office:value-type="float" office:value="312035" table:style-name="ce13">
            <text:p>312.035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62000" table:style-name="ce7">
            <text:p>16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403358" table:style-name="ce14">
            <text:p>5.403.358</text:p>
          </table:table-cell>
          <table:table-cell office:value-type="float" office:value="5103473" table:style-name="ce14">
            <text:p>5.103.473</text:p>
          </table:table-cell>
          <table:table-cell office:value-type="percentage" office:value="0.94450025336096555" table:style-name="ce15">
            <text:p>94,5%</text:p>
          </table:table-cell>
          <table:table-cell office:value-type="float" office:value="2135179" table:style-name="ce13">
            <text:p>2.135.179</text:p>
          </table:table-cell>
          <table:table-cell office:value-type="float" office:value="2006803" table:style-name="ce13">
            <text:p>2.006.803</text:p>
          </table:table-cell>
          <table:table-cell office:value-type="float" office:value="1338293" table:style-name="ce13">
            <text:p>1.338.293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94375" table:style-name="ce7">
            <text:p>2.694.375</text:p>
          </table:table-cell>
          <table:table-cell office:value-type="float" office:value="180000" table:style-name="ce7">
            <text:p>180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87755" table:style-name="ce14">
            <text:p>4.187.755</text:p>
          </table:table-cell>
          <table:table-cell office:value-type="float" office:value="3782467" table:style-name="ce14">
            <text:p>3.782.467</text:p>
          </table:table-cell>
          <table:table-cell office:value-type="percentage" office:value="0.90322069939621585" table:style-name="ce15">
            <text:p>90,3%</text:p>
          </table:table-cell>
          <table:table-cell office:value-type="float" office:value="1749397" table:style-name="ce13">
            <text:p>1.749.397</text:p>
          </table:table-cell>
          <table:table-cell office:value-type="float" office:value="1593880" table:style-name="ce13">
            <text:p>1.593.880</text:p>
          </table:table-cell>
          <table:table-cell office:value-type="float" office:value="893925" table:style-name="ce13">
            <text:p>893.925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358880" table:style-name="ce7">
            <text:p>3.35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563550" table:style-name="ce14">
            <text:p>14.563.550</text:p>
          </table:table-cell>
          <table:table-cell office:value-type="float" office:value="13678779.5" table:style-name="ce14">
            <text:p>13.678.780</text:p>
          </table:table-cell>
          <table:table-cell office:value-type="percentage" office:value="0.9392476078977996" table:style-name="ce15">
            <text:p>93,9%</text:p>
          </table:table-cell>
          <table:table-cell office:value-type="float" office:value="6451149" table:style-name="ce13">
            <text:p>6.451.149</text:p>
          </table:table-cell>
          <table:table-cell office:value-type="float" office:value="6082552" table:style-name="ce13">
            <text:p>6.082.552</text:p>
          </table:table-cell>
          <table:table-cell office:value-type="float" office:value="3309111" table:style-name="ce13">
            <text:p>3.309.111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642000" table:style-name="ce7">
            <text:p>64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320705" table:style-name="ce14">
            <text:p>10.320.705</text:p>
          </table:table-cell>
          <table:table-cell office:value-type="float" office:value="9584320.5" table:style-name="ce14">
            <text:p>9.584.321</text:p>
          </table:table-cell>
          <table:table-cell office:value-type="percentage" office:value="0.92864978700582956" table:style-name="ce15">
            <text:p>92,9%</text:p>
          </table:table-cell>
          <table:table-cell office:value-type="float" office:value="4387874" table:style-name="ce13">
            <text:p>4.387.874</text:p>
          </table:table-cell>
          <table:table-cell office:value-type="float" office:value="4094441" table:style-name="ce13">
            <text:p>4.094.441</text:p>
          </table:table-cell>
          <table:table-cell office:value-type="float" office:value="2348106" table:style-name="ce13">
            <text:p>2.348.106</text:p>
          </table:table-cell>
          <table:table-cell office:value-type="date" office:date-value="2022-01-30T00:00:00" table:style-name="ce16">
            <text:p>3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54323" table:style-name="ce7">
            <text:p>1.554.323</text:p>
          </table:table-cell>
          <table:table-cell office:value-type="float" office:value="84000" table:style-name="ce7">
            <text:p>84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52878" table:style-name="ce14">
            <text:p>2.152.878</text:p>
          </table:table-cell>
          <table:table-cell office:value-type="float" office:value="2174787" table:style-name="ce14">
            <text:p>2.174.787</text:p>
          </table:table-cell>
          <table:table-cell office:value-type="percentage" office:value="1" table:style-name="ce15">
            <text:p>100,0%</text:p>
          </table:table-cell>
          <table:table-cell office:value-type="float" office:value="955817" table:style-name="ce13">
            <text:p>955.817</text:p>
          </table:table-cell>
          <table:table-cell office:value-type="float" office:value="895424" table:style-name="ce13">
            <text:p>895.424</text:p>
          </table:table-cell>
          <table:table-cell office:value-type="float" office:value="522912" table:style-name="ce13">
            <text:p>522.912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86000" table:style-name="ce7">
            <text:p>186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69384" table:style-name="ce14">
            <text:p>5.869.384</text:p>
          </table:table-cell>
          <table:table-cell office:value-type="float" office:value="5928493" table:style-name="ce14">
            <text:p>5.928.493</text:p>
          </table:table-cell>
          <table:table-cell office:value-type="percentage" office:value="1" table:style-name="ce15">
            <text:p>100,0%</text:p>
          </table:table-cell>
          <table:table-cell office:value-type="float" office:value="2463286" table:style-name="ce13">
            <text:p>2.463.286</text:p>
          </table:table-cell>
          <table:table-cell office:value-type="float" office:value="2319841" table:style-name="ce13">
            <text:p>2.319.841</text:p>
          </table:table-cell>
          <table:table-cell office:value-type="float" office:value="1857419" table:style-name="ce13">
            <text:p>1.857.419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8654.5" table:style-name="ce14">
            <text:p>608.655</text:p>
          </table:table-cell>
          <table:table-cell office:value-type="percentage" office:value="0.94802305206183557" table:style-name="ce15">
            <text:p>94,8%</text:p>
          </table:table-cell>
          <table:table-cell office:value-type="float" office:value="281680" table:style-name="ce13">
            <text:p>281.680</text:p>
          </table:table-cell>
          <table:table-cell office:value-type="float" office:value="261514" table:style-name="ce13">
            <text:p>261.514</text:p>
          </table:table-cell>
          <table:table-cell office:value-type="float" office:value="140326" table:style-name="ce13">
            <text:p>140.326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547631.5" table:style-name="ce14">
            <text:p>12.547.632</text:p>
          </table:table-cell>
          <table:table-cell office:value-type="percentage" office:value="0.97637857802328887" table:style-name="ce15">
            <text:p>97,6%</text:p>
          </table:table-cell>
          <table:table-cell office:value-type="float" office:value="5735128" table:style-name="ce13">
            <text:p>5.735.128</text:p>
          </table:table-cell>
          <table:table-cell office:value-type="float" office:value="5368501" table:style-name="ce13">
            <text:p>5.368.501</text:p>
          </table:table-cell>
          <table:table-cell office:value-type="float" office:value="2895030" table:style-name="ce13">
            <text:p>2.895.030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50000" table:style-name="ce7">
            <text:p>150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82175" table:style-name="ce14">
            <text:p>2.782.175</text:p>
          </table:table-cell>
          <table:table-cell office:value-type="float" office:value="2697993" table:style-name="ce14">
            <text:p>2.697.993</text:p>
          </table:table-cell>
          <table:table-cell office:value-type="percentage" office:value="0.96974237781591743" table:style-name="ce15">
            <text:p>97,0%</text:p>
          </table:table-cell>
          <table:table-cell office:value-type="float" office:value="1294716" table:style-name="ce13">
            <text:p>1.294.716</text:p>
          </table:table-cell>
          <table:table-cell office:value-type="float" office:value="1199771" table:style-name="ce13">
            <text:p>1.199.771</text:p>
          </table:table-cell>
          <table:table-cell office:value-type="float" office:value="599376" table:style-name="ce13">
            <text:p>599.376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61447" table:style-name="ce7">
            <text:p>861.44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9067" table:style-name="ce14">
            <text:p>1.349.067</text:p>
          </table:table-cell>
          <table:table-cell office:value-type="float" office:value="1251588" table:style-name="ce14">
            <text:p>1.251.588</text:p>
          </table:table-cell>
          <table:table-cell office:value-type="percentage" office:value="0.92774339599145184" table:style-name="ce15">
            <text:p>92,8%</text:p>
          </table:table-cell>
          <table:table-cell office:value-type="float" office:value="564251" table:style-name="ce13">
            <text:p>564.251</text:p>
          </table:table-cell>
          <table:table-cell office:value-type="float" office:value="533173" table:style-name="ce13">
            <text:p>533.173</text:p>
          </table:table-cell>
          <table:table-cell office:value-type="float" office:value="306495" table:style-name="ce13">
            <text:p>306.495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98530" table:style-name="ce7">
            <text:p>2.998.53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7935" table:style-name="ce14">
            <text:p>4.517.935</text:p>
          </table:table-cell>
          <table:table-cell office:value-type="float" office:value="4266354" table:style-name="ce14">
            <text:p>4.266.354</text:p>
          </table:table-cell>
          <table:table-cell office:value-type="percentage" office:value="0.94431504658654897" table:style-name="ce15">
            <text:p>94,4%</text:p>
          </table:table-cell>
          <table:table-cell office:value-type="float" office:value="1937177" table:style-name="ce13">
            <text:p>1.937.177</text:p>
          </table:table-cell>
          <table:table-cell office:value-type="float" office:value="1825958" table:style-name="ce13">
            <text:p>1.825.958</text:p>
          </table:table-cell>
          <table:table-cell office:value-type="float" office:value="1085274" table:style-name="ce13">
            <text:p>1.085.274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1274" table:style-name="ce7">
            <text:p>101.27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3419" table:style-name="ce14">
            <text:p>163.419</text:p>
          </table:table-cell>
          <table:table-cell office:value-type="float" office:value="145389.5" table:style-name="ce14">
            <text:p>145.390</text:p>
          </table:table-cell>
          <table:table-cell office:value-type="percentage" office:value="0.88967317141825619" table:style-name="ce15">
            <text:p>89,0%</text:p>
          </table:table-cell>
          <table:table-cell office:value-type="float" office:value="69059" table:style-name="ce13">
            <text:p>69.059</text:p>
          </table:table-cell>
          <table:table-cell office:value-type="float" office:value="63440" table:style-name="ce13">
            <text:p>63.440</text:p>
          </table:table-cell>
          <table:table-cell office:value-type="float" office:value="28094" table:style-name="ce13">
            <text:p>28.094</text:p>
          </table:table-cell>
          <table:table-cell office:value-type="date" office:date-value="2022-01-31T00:00:00" table:style-name="ce16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0260" table:style-name="ce7">
            <text:p>100.26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6610" table:style-name="ce14">
            <text:p>156.610</text:p>
          </table:table-cell>
          <table:table-cell office:value-type="float" office:value="132828.5" table:style-name="ce14">
            <text:p>132.829</text:p>
          </table:table-cell>
          <table:table-cell office:value-type="percentage" office:value="0.84814826639422769" table:style-name="ce15">
            <text:p>84,8%</text:p>
          </table:table-cell>
          <table:table-cell office:value-type="float" office:value="64505" table:style-name="ce13">
            <text:p>64.505</text:p>
          </table:table-cell>
          <table:table-cell office:value-type="float" office:value="59130" table:style-name="ce13">
            <text:p>59.130</text:p>
          </table:table-cell>
          <table:table-cell office:value-type="float" office:value="24113" table:style-name="ce13">
            <text:p>24.113</text:p>
          </table:table-cell>
          <table:table-cell office:value-type="date" office:date-value="2022-01-31T00:00:00" table:style-name="ce17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7996" table:style-name="ce14">
            <text:p>197.996</text:p>
          </table:table-cell>
          <table:table-cell office:value-type="percentage" office:value="0.93163189445056138" table:style-name="ce15">
            <text:p>93,2%</text:p>
          </table:table-cell>
          <table:table-cell office:value-type="float" office:value="94894" table:style-name="ce13">
            <text:p>94.894</text:p>
          </table:table-cell>
          <table:table-cell office:value-type="float" office:value="90879" table:style-name="ce13">
            <text:p>90.879</text:p>
          </table:table-cell>
          <table:table-cell office:value-type="float" office:value="35921" table:style-name="ce13">
            <text:p>35.921</text:p>
          </table:table-cell>
          <table:table-cell office:value-type="date" office:date-value="2022-01-31T00:00:00" table:style-name="ce17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30" table:style-name="ce7">
            <text:p>7.4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120" table:style-name="ce14">
            <text:p>12.120</text:p>
          </table:table-cell>
          <table:table-cell office:value-type="float" office:value="11714.5" table:style-name="ce14">
            <text:p>11.715</text:p>
          </table:table-cell>
          <table:table-cell office:value-type="percentage" office:value="0.96654290429042899" table:style-name="ce15">
            <text:p>96,7%</text:p>
          </table:table-cell>
          <table:table-cell office:value-type="float" office:value="7954" table:style-name="ce13">
            <text:p>7.954</text:p>
          </table:table-cell>
          <table:table-cell office:value-type="float" office:value="7474" table:style-name="ce13">
            <text:p>7.474</text:p>
          </table:table-cell>
          <table:table-cell office:value-type="float" office:value="2045" table:style-name="ce13">
            <text:p>2.045</text:p>
          </table:table-cell>
          <table:table-cell office:value-type="date" office:date-value="2022-01-31T00:00:00" table:style-name="ce17">
            <text:p>3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808637" table:style-name="ce19">
            <text:p>61.808.637</text:p>
          </table:table-cell>
          <table:table-cell office:value-type="float" office:value="3966000" table:style-name="ce19">
            <text:p>3.966.000</text:p>
          </table:table-cell>
          <table:table-cell office:value-type="float" office:value="18108500" table:style-name="ce20">
            <text:p>18.108.5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5006542" table:style-name="ce23">
            <text:p>95.006.542</text:p>
          </table:table-cell>
          <table:table-cell office:value-type="float" office:value="90272896" table:style-name="ce23">
            <text:p>90.272.896</text:p>
          </table:table-cell>
          <table:table-cell office:value-type="percentage" office:value="0.95017557843543021" table:style-name="ce24">
            <text:p>95,0%</text:p>
          </table:table-cell>
          <table:table-cell office:value-type="float" office:value="40918884" table:style-name="ce23">
            <text:p>40.918.884</text:p>
          </table:table-cell>
          <table:table-cell office:value-type="float" office:value="38295449" table:style-name="ce23">
            <text:p>38.295.449</text:p>
          </table:table-cell>
          <table:table-cell office:value-type="float" office:value="21664977" table:style-name="ce23">
            <text:p>21.664.97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3836" table:style-name="ce31">
            <text:p>7.023.836</text:p>
          </table:table-cell>
          <table:table-cell office:value-type="percentage" office:value="0.93551296249802707" table:style-name="ce32">
            <text:p>93,6%</text:p>
          </table:table-cell>
          <table:table-cell office:value-type="float" office:value="6900874" table:style-name="ce31">
            <text:p>6.900.874</text:p>
          </table:table-cell>
          <table:table-cell office:value-type="percentage" office:value="0.91913550936633637" table:style-name="ce32">
            <text:p>91,9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2829" table:style-name="ce31">
            <text:p>1.092.829</text:p>
          </table:table-cell>
          <table:table-cell office:value-type="percentage" office:value="0.91880078156528289" table:style-name="ce32">
            <text:p>91,9%</text:p>
          </table:table-cell>
          <table:table-cell office:value-type="float" office:value="1073328" table:style-name="ce31">
            <text:p>1.073.328</text:p>
          </table:table-cell>
          <table:table-cell office:value-type="percentage" office:value="0.90240523016492236" table:style-name="ce32">
            <text:p>90,2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3533" table:style-name="ce31">
            <text:p>883.533</text:p>
          </table:table-cell>
          <table:table-cell office:value-type="percentage" office:value="0.94957907328413116" table:style-name="ce32">
            <text:p>95,0%</text:p>
          </table:table-cell>
          <table:table-cell office:value-type="float" office:value="872693" table:style-name="ce31">
            <text:p>872.693</text:p>
          </table:table-cell>
          <table:table-cell office:value-type="percentage" office:value="0.93792875897283778" table:style-name="ce32">
            <text:p>93,8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565" table:style-name="ce31">
            <text:p>894.565</text:p>
          </table:table-cell>
          <table:table-cell office:value-type="percentage" office:value="0.82586386284178082" table:style-name="ce32">
            <text:p>82,6%</text:p>
          </table:table-cell>
          <table:table-cell office:value-type="float" office:value="878138" table:style-name="ce31">
            <text:p>878.138</text:p>
          </table:table-cell>
          <table:table-cell office:value-type="percentage" office:value="0.81069842972635375" table:style-name="ce32">
            <text:p>81,1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6439" table:style-name="ce31">
            <text:p>1.736.439</text:p>
          </table:table-cell>
          <table:table-cell office:value-type="percentage" office:value="0.85391094131190703" table:style-name="ce32">
            <text:p>85,4%</text:p>
          </table:table-cell>
          <table:table-cell office:value-type="float" office:value="1679378" table:style-name="ce31">
            <text:p>1.679.378</text:p>
          </table:table-cell>
          <table:table-cell office:value-type="percentage" office:value="0.82585063385382829" table:style-name="ce32">
            <text:p>82,6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3022" table:style-name="ce31">
            <text:p>493.022</text:p>
          </table:table-cell>
          <table:table-cell office:value-type="percentage" office:value="0.93541556780796187" table:style-name="ce32">
            <text:p>93,5%</text:p>
          </table:table-cell>
          <table:table-cell office:value-type="float" office:value="488257" table:style-name="ce31">
            <text:p>488.257</text:p>
          </table:table-cell>
          <table:table-cell office:value-type="percentage" office:value="0.92637488568707282" table:style-name="ce32">
            <text:p>92,6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2964" table:style-name="ce31">
            <text:p>2.042.964</text:p>
          </table:table-cell>
          <table:table-cell office:value-type="percentage" office:value="0.94052663974708917" table:style-name="ce32">
            <text:p>94,1%</text:p>
          </table:table-cell>
          <table:table-cell office:value-type="float" office:value="2006803" table:style-name="ce31">
            <text:p>2.006.803</text:p>
          </table:table-cell>
          <table:table-cell office:value-type="percentage" office:value="0.92387907091088139" table:style-name="ce32">
            <text:p>92,4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9129" table:style-name="ce31">
            <text:p>1.659.129</text:p>
          </table:table-cell>
          <table:table-cell office:value-type="percentage" office:value="0.91357603896740347" table:style-name="ce32">
            <text:p>91,4%</text:p>
          </table:table-cell>
          <table:table-cell office:value-type="float" office:value="1593880" table:style-name="ce31">
            <text:p>1.593.880</text:p>
          </table:table-cell>
          <table:table-cell office:value-type="percentage" office:value="0.87764759520770541" table:style-name="ce32">
            <text:p>87,8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30601" table:style-name="ce31">
            <text:p>6.230.601</text:p>
          </table:table-cell>
          <table:table-cell office:value-type="percentage" office:value="0.91864061969676281" table:style-name="ce32">
            <text:p>91,9%</text:p>
          </table:table-cell>
          <table:table-cell office:value-type="float" office:value="6082552" table:style-name="ce31">
            <text:p>6.082.552</text:p>
          </table:table-cell>
          <table:table-cell office:value-type="percentage" office:value="0.89681225593129521" table:style-name="ce32">
            <text:p>89,7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6410" table:style-name="ce31">
            <text:p>4.166.410</text:p>
          </table:table-cell>
          <table:table-cell office:value-type="percentage" office:value="0.92751244093422436" table:style-name="ce32">
            <text:p>92,8%</text:p>
          </table:table-cell>
          <table:table-cell office:value-type="float" office:value="4094441" table:style-name="ce31">
            <text:p>4.094.441</text:p>
          </table:table-cell>
          <table:table-cell office:value-type="percentage" office:value="0.91149093972296691" table:style-name="ce32">
            <text:p>91,1%</text:p>
          </table:table-cell>
          <table:table-cell office:value-type="date" office:date-value="2022-01-30T00:00:00" table:style-name="ce33">
            <text:p>3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309" table:style-name="ce31">
            <text:p>908.309</text:p>
          </table:table-cell>
          <table:table-cell office:value-type="percentage" office:value="0.95622545768457401" table:style-name="ce32">
            <text:p>95,6%</text:p>
          </table:table-cell>
          <table:table-cell office:value-type="float" office:value="895424" table:style-name="ce31">
            <text:p>895.424</text:p>
          </table:table-cell>
          <table:table-cell office:value-type="percentage" office:value="0.94266072913705801" table:style-name="ce32">
            <text:p>94,3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578" table:style-name="ce31">
            <text:p>2.338.578</text:p>
          </table:table-cell>
          <table:table-cell office:value-type="percentage" office:value="0.95214050413516893" table:style-name="ce32">
            <text:p>95,2%</text:p>
          </table:table-cell>
          <table:table-cell office:value-type="float" office:value="2319841" table:style-name="ce31">
            <text:p>2.319.841</text:p>
          </table:table-cell>
          <table:table-cell office:value-type="percentage" office:value="0.94451182695357361" table:style-name="ce32">
            <text:p>94,5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8006" table:style-name="ce31">
            <text:p>268.006</text:p>
          </table:table-cell>
          <table:table-cell office:value-type="percentage" office:value="0.95213497276883885" table:style-name="ce32">
            <text:p>95,2%</text:p>
          </table:table-cell>
          <table:table-cell office:value-type="float" office:value="261514" table:style-name="ce31">
            <text:p>261.514</text:p>
          </table:table-cell>
          <table:table-cell office:value-type="percentage" office:value="0.9290710852319356" table:style-name="ce32">
            <text:p>92,9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12509" table:style-name="ce31">
            <text:p>5.512.509</text:p>
          </table:table-cell>
          <table:table-cell office:value-type="percentage" office:value="0.92322792446308" table:style-name="ce32">
            <text:p>92,3%</text:p>
          </table:table-cell>
          <table:table-cell office:value-type="float" office:value="5368501" table:style-name="ce31">
            <text:p>5.368.501</text:p>
          </table:table-cell>
          <table:table-cell office:value-type="percentage" office:value="0.89910964965462536" table:style-name="ce32">
            <text:p>89,9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1326" table:style-name="ce31">
            <text:p>1.231.326</text:p>
          </table:table-cell>
          <table:table-cell office:value-type="percentage" office:value="0.93451192837963171" table:style-name="ce32">
            <text:p>93,5%</text:p>
          </table:table-cell>
          <table:table-cell office:value-type="float" office:value="1199771" table:style-name="ce31">
            <text:p>1.199.771</text:p>
          </table:table-cell>
          <table:table-cell office:value-type="percentage" office:value="0.91056333645513787" table:style-name="ce32">
            <text:p>91,1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718" table:style-name="ce31">
            <text:p>538.718</text:p>
          </table:table-cell>
          <table:table-cell office:value-type="percentage" office:value="0.92854557425875683" table:style-name="ce32">
            <text:p>92,9%</text:p>
          </table:table-cell>
          <table:table-cell office:value-type="float" office:value="533173" table:style-name="ce31">
            <text:p>533.173</text:p>
          </table:table-cell>
          <table:table-cell office:value-type="percentage" office:value="0.91898809667444592" table:style-name="ce32">
            <text:p>91,9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8909" table:style-name="ce31">
            <text:p>1.858.909</text:p>
          </table:table-cell>
          <table:table-cell office:value-type="percentage" office:value="0.95072555827813587" table:style-name="ce32">
            <text:p>95,1%</text:p>
          </table:table-cell>
          <table:table-cell office:value-type="float" office:value="1825958" table:style-name="ce31">
            <text:p>1.825.958</text:p>
          </table:table-cell>
          <table:table-cell office:value-type="percentage" office:value="0.93387300773864046" table:style-name="ce32">
            <text:p>93,4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252" table:style-name="ce31">
            <text:p>66.252</text:p>
          </table:table-cell>
          <table:table-cell office:value-type="percentage" office:value="0.9327457798927199" table:style-name="ce32">
            <text:p>93,3%</text:p>
          </table:table-cell>
          <table:table-cell office:value-type="float" office:value="63440" table:style-name="ce31">
            <text:p>63.440</text:p>
          </table:table-cell>
          <table:table-cell office:value-type="percentage" office:value="0.89315631643413251" table:style-name="ce32">
            <text:p>89,3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467" table:style-name="ce31">
            <text:p>61.467</text:p>
          </table:table-cell>
          <table:table-cell office:value-type="percentage" office:value="0.90040430082325018" table:style-name="ce32">
            <text:p>90,0%</text:p>
          </table:table-cell>
          <table:table-cell office:value-type="float" office:value="59130" table:style-name="ce31">
            <text:p>59.130</text:p>
          </table:table-cell>
          <table:table-cell office:value-type="percentage" office:value="0.86617056807195381" table:style-name="ce32">
            <text:p>86,6%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4894" table:style-name="ce31">
            <text:p>94.894</text:p>
          </table:table-cell>
          <table:table-cell office:value-type="string" table:style-name="ce32">
            <text:p>-</text:p>
          </table:table-cell>
          <table:table-cell office:value-type="float" office:value="90879" table:style-name="ce31">
            <text:p>90.879</text:p>
          </table:table-cell>
          <table:table-cell office:value-type="string" table:style-name="ce32">
            <text:p>-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54" table:style-name="ce31">
            <text:p>7.954</text:p>
          </table:table-cell>
          <table:table-cell office:value-type="string" table:style-name="ce32">
            <text:p>-</text:p>
          </table:table-cell>
          <table:table-cell office:value-type="float" office:value="7474" table:style-name="ce31">
            <text:p>7.474</text:p>
          </table:table-cell>
          <table:table-cell office:value-type="string" table:style-name="ce32">
            <text:p>-</text:p>
          </table:table-cell>
          <table:table-cell office:value-type="date" office:date-value="2022-01-31T00:00:00" table:style-name="ce33">
            <text:p>3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110250" table:style-name="ce34">
            <text:p>39.110.250</text:p>
          </table:table-cell>
          <table:table-cell office:value-type="percentage" office:value="0.92711199254010301" table:style-name="ce24">
            <text:p>92,7%</text:p>
          </table:table-cell>
          <table:table-cell office:value-type="float" office:value="38295449" table:style-name="ce34">
            <text:p>38.295.449</text:p>
          </table:table-cell>
          <table:table-cell office:value-type="percentage" office:value="0.90779706157868834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78" table:style-name="ce43">
            <text:p>435.378</text:p>
          </table:table-cell>
          <table:table-cell office:value-type="percentage" office:value="1" table:style-name="ce44">
            <text:p>100,0%</text:p>
          </table:table-cell>
          <table:table-cell office:value-type="float" office:value="656325" table:style-name="ce43">
            <text:p>656.325</text:p>
          </table:table-cell>
          <table:table-cell office:value-type="percentage" office:value="1" table:style-name="ce44">
            <text:p>100,0%</text:p>
          </table:table-cell>
          <table:table-cell office:value-type="float" office:value="936992" table:style-name="ce43">
            <text:p>936.992</text:p>
          </table:table-cell>
          <table:table-cell office:value-type="percentage" office:value="0.97783723932379418" table:style-name="ce44">
            <text:p>97,8%</text:p>
          </table:table-cell>
          <table:table-cell office:value-type="float" office:value="1228589" table:style-name="ce43">
            <text:p>1.228.589</text:p>
          </table:table-cell>
          <table:table-cell office:value-type="percentage" office:value="0.95417644267473134" table:style-name="ce44">
            <text:p>95,4%</text:p>
          </table:table-cell>
          <table:table-cell office:value-type="float" office:value="1275244" table:style-name="ce43">
            <text:p>1.275.244</text:p>
          </table:table-cell>
          <table:table-cell office:value-type="percentage" office:value="0.92119543232278867" table:style-name="ce44">
            <text:p>92,1%</text:p>
          </table:table-cell>
          <table:table-cell office:value-type="float" office:value="965304" table:style-name="ce43">
            <text:p>965.304</text:p>
          </table:table-cell>
          <table:table-cell office:value-type="percentage" office:value="0.87613691749570921" table:style-name="ce44">
            <text:p>87,6%</text:p>
          </table:table-cell>
          <table:table-cell office:value-type="float" office:value="808660" table:style-name="ce43">
            <text:p>808.660</text:p>
          </table:table-cell>
          <table:table-cell office:value-type="percentage" office:value="0.87317732628450984" table:style-name="ce44">
            <text:p>87,3%</text:p>
          </table:table-cell>
          <table:table-cell office:value-type="float" office:value="717344" table:style-name="ce43">
            <text:p>717.344</text:p>
          </table:table-cell>
          <table:table-cell office:value-type="percentage" office:value="0.92818491652929558" table:style-name="ce44">
            <text:p>92,8%</text:p>
          </table:table-cell>
          <table:table-cell office:value-type="float" office:value="7023836" table:style-name="ce43">
            <text:p>7.023.836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51296249802707" table:style-name="ce44">
            <text:p>93,6%</text:p>
          </table:table-cell>
          <table:table-cell office:value-type="percentage" office:value="0.8261181760004479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45" table:style-name="ce46">
            <text:p>101.645</text:p>
          </table:table-cell>
          <table:table-cell office:value-type="percentage" office:value="1" table:style-name="ce47">
            <text:p>100,0%</text:p>
          </table:table-cell>
          <table:table-cell office:value-type="float" office:value="119792" table:style-name="ce46">
            <text:p>119.792</text:p>
          </table:table-cell>
          <table:table-cell office:value-type="percentage" office:value="1" table:style-name="ce47">
            <text:p>100,0%</text:p>
          </table:table-cell>
          <table:table-cell office:value-type="float" office:value="155884" table:style-name="ce46">
            <text:p>155.884</text:p>
          </table:table-cell>
          <table:table-cell office:value-type="percentage" office:value="0.96636290372574551" table:style-name="ce47">
            <text:p>96,6%</text:p>
          </table:table-cell>
          <table:table-cell office:value-type="float" office:value="188275" table:style-name="ce46">
            <text:p>188.275</text:p>
          </table:table-cell>
          <table:table-cell office:value-type="percentage" office:value="0.93683136786585064" table:style-name="ce47">
            <text:p>93,7%</text:p>
          </table:table-cell>
          <table:table-cell office:value-type="float" office:value="191855" table:style-name="ce46">
            <text:p>191.855</text:p>
          </table:table-cell>
          <table:table-cell office:value-type="percentage" office:value="0.89804200583232308" table:style-name="ce47">
            <text:p>89,8%</text:p>
          </table:table-cell>
          <table:table-cell office:value-type="float" office:value="131270" table:style-name="ce46">
            <text:p>131.270</text:p>
          </table:table-cell>
          <table:table-cell office:value-type="percentage" office:value="0.82936352493713594" table:style-name="ce47">
            <text:p>82,9%</text:p>
          </table:table-cell>
          <table:table-cell office:value-type="float" office:value="109948" table:style-name="ce46">
            <text:p>109.948</text:p>
          </table:table-cell>
          <table:table-cell office:value-type="percentage" office:value="0.8405938928729797" table:style-name="ce47">
            <text:p>84,1%</text:p>
          </table:table-cell>
          <table:table-cell office:value-type="float" office:value="94160" table:style-name="ce46">
            <text:p>94.160</text:p>
          </table:table-cell>
          <table:table-cell office:value-type="percentage" office:value="0.87969580612311626" table:style-name="ce47">
            <text:p>88,0%</text:p>
          </table:table-cell>
          <table:table-cell office:value-type="float" office:value="1092829" table:style-name="ce46">
            <text:p>1.092.829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80078156528289" table:style-name="ce47">
            <text:p>91,9%</text:p>
          </table:table-cell>
          <table:table-cell office:value-type="percentage" office:value="0.8209765665789969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38" table:style-name="ce46">
            <text:p>89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14755" table:style-name="ce46">
            <text:p>114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056" table:style-name="ce46">
            <text:p>149.056</text:p>
          </table:table-cell>
          <table:table-cell office:value-type="percentage" office:value="0.98069609842752814" table:style-name="ce47">
            <text:p>98,1%</text:p>
          </table:table-cell>
          <table:table-cell office:value-type="float" office:value="154262" table:style-name="ce46">
            <text:p>154.262</text:p>
          </table:table-cell>
          <table:table-cell office:value-type="percentage" office:value="0.95174694446672381" table:style-name="ce47">
            <text:p>95,2%</text:p>
          </table:table-cell>
          <table:table-cell office:value-type="float" office:value="152235" table:style-name="ce46">
            <text:p>152.235</text:p>
          </table:table-cell>
          <table:table-cell office:value-type="percentage" office:value="0.91752049180327866" table:style-name="ce47">
            <text:p>91,8%</text:p>
          </table:table-cell>
          <table:table-cell office:value-type="float" office:value="92835" table:style-name="ce46">
            <text:p>92.835</text:p>
          </table:table-cell>
          <table:table-cell office:value-type="percentage" office:value="0.85490510263281483" table:style-name="ce47">
            <text:p>85,5%</text:p>
          </table:table-cell>
          <table:table-cell office:value-type="float" office:value="68573" table:style-name="ce46">
            <text:p>68.573</text:p>
          </table:table-cell>
          <table:table-cell office:value-type="percentage" office:value="0.86536180308422306" table:style-name="ce47">
            <text:p>86,5%</text:p>
          </table:table-cell>
          <table:table-cell office:value-type="float" office:value="62579" table:style-name="ce46">
            <text:p>62.579</text:p>
          </table:table-cell>
          <table:table-cell office:value-type="percentage" office:value="0.95897695231089863" table:style-name="ce47">
            <text:p>95,9%</text:p>
          </table:table-cell>
          <table:table-cell office:value-type="float" office:value="883533" table:style-name="ce46">
            <text:p>883.533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957907328413116" table:style-name="ce47">
            <text:p>95,0%</text:p>
          </table:table-cell>
          <table:table-cell office:value-type="percentage" office:value="0.87229005350043287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2" table:style-name="ce46">
            <text:p>51.832</text:p>
          </table:table-cell>
          <table:table-cell office:value-type="percentage" office:value="0.96641992802938492" table:style-name="ce47">
            <text:p>96,6%</text:p>
          </table:table-cell>
          <table:table-cell office:value-type="float" office:value="79887" table:style-name="ce46">
            <text:p>79.887</text:p>
          </table:table-cell>
          <table:table-cell office:value-type="percentage" office:value="0.91577825159914716" table:style-name="ce47">
            <text:p>91,6%</text:p>
          </table:table-cell>
          <table:table-cell office:value-type="float" office:value="112109" table:style-name="ce46">
            <text:p>112.109</text:p>
          </table:table-cell>
          <table:table-cell office:value-type="percentage" office:value="0.88002480513058012" table:style-name="ce47">
            <text:p>88,0%</text:p>
          </table:table-cell>
          <table:table-cell office:value-type="float" office:value="153526" table:style-name="ce46">
            <text:p>153.526</text:p>
          </table:table-cell>
          <table:table-cell office:value-type="percentage" office:value="0.86489623002906912" table:style-name="ce47">
            <text:p>86,5%</text:p>
          </table:table-cell>
          <table:table-cell office:value-type="float" office:value="173601" table:style-name="ce46">
            <text:p>173.601</text:p>
          </table:table-cell>
          <table:table-cell office:value-type="percentage" office:value="0.80139689691307014" table:style-name="ce47">
            <text:p>80,1%</text:p>
          </table:table-cell>
          <table:table-cell office:value-type="float" office:value="135175" table:style-name="ce46">
            <text:p>135.175</text:p>
          </table:table-cell>
          <table:table-cell office:value-type="percentage" office:value="0.73445913272153307" table:style-name="ce47">
            <text:p>73,4%</text:p>
          </table:table-cell>
          <table:table-cell office:value-type="float" office:value="104595" table:style-name="ce46">
            <text:p>104.595</text:p>
          </table:table-cell>
          <table:table-cell office:value-type="percentage" office:value="0.762281999518996" table:style-name="ce47">
            <text:p>76,2%</text:p>
          </table:table-cell>
          <table:table-cell office:value-type="float" office:value="83840" table:style-name="ce46">
            <text:p>83.840</text:p>
          </table:table-cell>
          <table:table-cell office:value-type="percentage" office:value="0.84230831056100308" table:style-name="ce47">
            <text:p>84,2%</text:p>
          </table:table-cell>
          <table:table-cell office:value-type="float" office:value="894565" table:style-name="ce46">
            <text:p>894.565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586386284178082" table:style-name="ce47">
            <text:p>82,6%</text:p>
          </table:table-cell>
          <table:table-cell office:value-type="percentage" office:value="0.7333852554774446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720" table:style-name="ce46">
            <text:p>94.720</text:p>
          </table:table-cell>
          <table:table-cell office:value-type="percentage" office:value="0.94378350371654607" table:style-name="ce47">
            <text:p>94,4%</text:p>
          </table:table-cell>
          <table:table-cell office:value-type="float" office:value="155979" table:style-name="ce46">
            <text:p>155.979</text:p>
          </table:table-cell>
          <table:table-cell office:value-type="percentage" office:value="0.93151822079954139" table:style-name="ce47">
            <text:p>93,2%</text:p>
          </table:table-cell>
          <table:table-cell office:value-type="float" office:value="229032" table:style-name="ce46">
            <text:p>229.032</text:p>
          </table:table-cell>
          <table:table-cell office:value-type="percentage" office:value="0.91046490827055715" table:style-name="ce47">
            <text:p>91,0%</text:p>
          </table:table-cell>
          <table:table-cell office:value-type="float" office:value="325280" table:style-name="ce46">
            <text:p>325.280</text:p>
          </table:table-cell>
          <table:table-cell office:value-type="percentage" office:value="0.88332016282549486" table:style-name="ce47">
            <text:p>88,3%</text:p>
          </table:table-cell>
          <table:table-cell office:value-type="float" office:value="324281" table:style-name="ce46">
            <text:p>324.281</text:p>
          </table:table-cell>
          <table:table-cell office:value-type="percentage" office:value="0.82282894152573549" table:style-name="ce47">
            <text:p>82,3%</text:p>
          </table:table-cell>
          <table:table-cell office:value-type="float" office:value="238383" table:style-name="ce46">
            <text:p>238.383</text:p>
          </table:table-cell>
          <table:table-cell office:value-type="percentage" office:value="0.76194296526903238" table:style-name="ce47">
            <text:p>76,2%</text:p>
          </table:table-cell>
          <table:table-cell office:value-type="float" office:value="198734" table:style-name="ce46">
            <text:p>198.734</text:p>
          </table:table-cell>
          <table:table-cell office:value-type="percentage" office:value="0.78035583164160816" table:style-name="ce47">
            <text:p>78,0%</text:p>
          </table:table-cell>
          <table:table-cell office:value-type="float" office:value="170030" table:style-name="ce46">
            <text:p>170.030</text:p>
          </table:table-cell>
          <table:table-cell office:value-type="percentage" office:value="0.92274713049141177" table:style-name="ce47">
            <text:p>92,3%</text:p>
          </table:table-cell>
          <table:table-cell office:value-type="float" office:value="1736439" table:style-name="ce46">
            <text:p>1.736.439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391094131190703" table:style-name="ce47">
            <text:p>85,4%</text:p>
          </table:table-cell>
          <table:table-cell office:value-type="percentage" office:value="0.77368694719985887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55" table:style-name="ce46">
            <text:p>42.555</text:p>
          </table:table-cell>
          <table:table-cell office:value-type="percentage" office:value="1" table:style-name="ce47">
            <text:p>100,0%</text:p>
          </table:table-cell>
          <table:table-cell office:value-type="float" office:value="56185" table:style-name="ce46">
            <text:p>56.185</text:p>
          </table:table-cell>
          <table:table-cell office:value-type="percentage" office:value="1" table:style-name="ce47">
            <text:p>100,0%</text:p>
          </table:table-cell>
          <table:table-cell office:value-type="float" office:value="77227" table:style-name="ce46">
            <text:p>77.227</text:p>
          </table:table-cell>
          <table:table-cell office:value-type="percentage" office:value="0.97438712038053421" table:style-name="ce47">
            <text:p>97,4%</text:p>
          </table:table-cell>
          <table:table-cell office:value-type="float" office:value="85090" table:style-name="ce46">
            <text:p>85.090</text:p>
          </table:table-cell>
          <table:table-cell office:value-type="percentage" office:value="0.93536330658458833" table:style-name="ce47">
            <text:p>93,5%</text:p>
          </table:table-cell>
          <table:table-cell office:value-type="float" office:value="89355" table:style-name="ce46">
            <text:p>89.355</text:p>
          </table:table-cell>
          <table:table-cell office:value-type="percentage" office:value="0.91753434785287413" table:style-name="ce47">
            <text:p>91,8%</text:p>
          </table:table-cell>
          <table:table-cell office:value-type="float" office:value="56651" table:style-name="ce46">
            <text:p>56.651</text:p>
          </table:table-cell>
          <table:table-cell office:value-type="percentage" office:value="0.84354805086512408" table:style-name="ce47">
            <text:p>84,4%</text:p>
          </table:table-cell>
          <table:table-cell office:value-type="float" office:value="43249" table:style-name="ce46">
            <text:p>43.249</text:p>
          </table:table-cell>
          <table:table-cell office:value-type="percentage" office:value="0.85013661470721202" table:style-name="ce47">
            <text:p>85,0%</text:p>
          </table:table-cell>
          <table:table-cell office:value-type="float" office:value="42710" table:style-name="ce46">
            <text:p>42.710</text:p>
          </table:table-cell>
          <table:table-cell office:value-type="percentage" office:value="0.94317955965814981" table:style-name="ce47">
            <text:p>94,3%</text:p>
          </table:table-cell>
          <table:table-cell office:value-type="float" office:value="493022" table:style-name="ce46">
            <text:p>493.02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541556780796187" table:style-name="ce47">
            <text:p>93,5%</text:p>
          </table:table-cell>
          <table:table-cell office:value-type="percentage" office:value="0.84471477156882058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70" table:style-name="ce46">
            <text:p>229.970</text:p>
          </table:table-cell>
          <table:table-cell office:value-type="percentage" office:value="1" table:style-name="ce47">
            <text:p>100,0%</text:p>
          </table:table-cell>
          <table:table-cell office:value-type="float" office:value="252293" table:style-name="ce46">
            <text:p>252.293</text:p>
          </table:table-cell>
          <table:table-cell office:value-type="percentage" office:value="1" table:style-name="ce47">
            <text:p>100,0%</text:p>
          </table:table-cell>
          <table:table-cell office:value-type="float" office:value="324487" table:style-name="ce46">
            <text:p>324.487</text:p>
          </table:table-cell>
          <table:table-cell office:value-type="percentage" office:value="0.99157812390180999" table:style-name="ce47">
            <text:p>99,2%</text:p>
          </table:table-cell>
          <table:table-cell office:value-type="float" office:value="357681" table:style-name="ce46">
            <text:p>357.681</text:p>
          </table:table-cell>
          <table:table-cell office:value-type="percentage" office:value="0.93829534395059855" table:style-name="ce47">
            <text:p>93,8%</text:p>
          </table:table-cell>
          <table:table-cell office:value-type="float" office:value="325792" table:style-name="ce46">
            <text:p>325.792</text:p>
          </table:table-cell>
          <table:table-cell office:value-type="percentage" office:value="0.90447026945991416" table:style-name="ce47">
            <text:p>90,4%</text:p>
          </table:table-cell>
          <table:table-cell office:value-type="float" office:value="218253" table:style-name="ce46">
            <text:p>218.253</text:p>
          </table:table-cell>
          <table:table-cell office:value-type="percentage" office:value="0.84299464662304657" table:style-name="ce47">
            <text:p>84,3%</text:p>
          </table:table-cell>
          <table:table-cell office:value-type="float" office:value="179942" table:style-name="ce46">
            <text:p>179.942</text:p>
          </table:table-cell>
          <table:table-cell office:value-type="percentage" office:value="0.84966875846991441" table:style-name="ce47">
            <text:p>85,0%</text:p>
          </table:table-cell>
          <table:table-cell office:value-type="float" office:value="154546" table:style-name="ce46">
            <text:p>154.546</text:p>
          </table:table-cell>
          <table:table-cell office:value-type="percentage" office:value="0.91883375545488055" table:style-name="ce47">
            <text:p>91,9%</text:p>
          </table:table-cell>
          <table:table-cell office:value-type="float" office:value="2042964" table:style-name="ce46">
            <text:p>2.042.964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52663974708917" table:style-name="ce47">
            <text:p>94,1%</text:p>
          </table:table-cell>
          <table:table-cell office:value-type="percentage" office:value="0.85599683908274737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8" table:style-name="ce46">
            <text:p>13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59902" table:style-name="ce46">
            <text:p>15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92" table:style-name="ce46">
            <text:p>226.092</text:p>
          </table:table-cell>
          <table:table-cell office:value-type="percentage" office:value="0.99150981458417387" table:style-name="ce47">
            <text:p>99,2%</text:p>
          </table:table-cell>
          <table:table-cell office:value-type="float" office:value="290560" table:style-name="ce46">
            <text:p>290.560</text:p>
          </table:table-cell>
          <table:table-cell office:value-type="percentage" office:value="0.93305545475856355" table:style-name="ce47">
            <text:p>93,3%</text:p>
          </table:table-cell>
          <table:table-cell office:value-type="float" office:value="292263" table:style-name="ce46">
            <text:p>292.263</text:p>
          </table:table-cell>
          <table:table-cell office:value-type="percentage" office:value="0.88382156821831315" table:style-name="ce47">
            <text:p>88,4%</text:p>
          </table:table-cell>
          <table:table-cell office:value-type="float" office:value="211851" table:style-name="ce46">
            <text:p>211.851</text:p>
          </table:table-cell>
          <table:table-cell office:value-type="percentage" office:value="0.82192115646496033" table:style-name="ce47">
            <text:p>82,2%</text:p>
          </table:table-cell>
          <table:table-cell office:value-type="float" office:value="180111" table:style-name="ce46">
            <text:p>180.111</text:p>
          </table:table-cell>
          <table:table-cell office:value-type="percentage" office:value="0.82245470154160882" table:style-name="ce47">
            <text:p>82,2%</text:p>
          </table:table-cell>
          <table:table-cell office:value-type="float" office:value="158942" table:style-name="ce46">
            <text:p>158.942</text:p>
          </table:table-cell>
          <table:table-cell office:value-type="percentage" office:value="0.89385657083726999" table:style-name="ce47">
            <text:p>89,4%</text:p>
          </table:table-cell>
          <table:table-cell office:value-type="float" office:value="1659129" table:style-name="ce46">
            <text:p>1.659.12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57603896740347" table:style-name="ce47">
            <text:p>91,4%</text:p>
          </table:table-cell>
          <table:table-cell office:value-type="percentage" office:value="0.809862173053943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52" table:style-name="ce46">
            <text:p>460.952</text:p>
          </table:table-cell>
          <table:table-cell office:value-type="percentage" office:value="1" table:style-name="ce47">
            <text:p>100,0%</text:p>
          </table:table-cell>
          <table:table-cell office:value-type="float" office:value="621846" table:style-name="ce46">
            <text:p>621.846</text:p>
          </table:table-cell>
          <table:table-cell office:value-type="percentage" office:value="0.97815130809015061" table:style-name="ce47">
            <text:p>97,8%</text:p>
          </table:table-cell>
          <table:table-cell office:value-type="float" office:value="809535" table:style-name="ce46">
            <text:p>809.535</text:p>
          </table:table-cell>
          <table:table-cell office:value-type="percentage" office:value="0.94961899578173903" table:style-name="ce47">
            <text:p>95,0%</text:p>
          </table:table-cell>
          <table:table-cell office:value-type="float" office:value="1044063" table:style-name="ce46">
            <text:p>1.044.063</text:p>
          </table:table-cell>
          <table:table-cell office:value-type="percentage" office:value="0.95139607126292025" table:style-name="ce47">
            <text:p>95,1%</text:p>
          </table:table-cell>
          <table:table-cell office:value-type="float" office:value="1164954" table:style-name="ce46">
            <text:p>1.164.954</text:p>
          </table:table-cell>
          <table:table-cell office:value-type="percentage" office:value="0.91330976143250253" table:style-name="ce47">
            <text:p>91,3%</text:p>
          </table:table-cell>
          <table:table-cell office:value-type="float" office:value="830505" table:style-name="ce46">
            <text:p>830.505</text:p>
          </table:table-cell>
          <table:table-cell office:value-type="percentage" office:value="0.8591774705470977" table:style-name="ce47">
            <text:p>85,9%</text:p>
          </table:table-cell>
          <table:table-cell office:value-type="float" office:value="696875" table:style-name="ce46">
            <text:p>696.875</text:p>
          </table:table-cell>
          <table:table-cell office:value-type="percentage" office:value="0.84057154643452925" table:style-name="ce47">
            <text:p>84,1%</text:p>
          </table:table-cell>
          <table:table-cell office:value-type="float" office:value="601871" table:style-name="ce46">
            <text:p>601.871</text:p>
          </table:table-cell>
          <table:table-cell office:value-type="percentage" office:value="0.8964911679672547" table:style-name="ce47">
            <text:p>89,6%</text:p>
          </table:table-cell>
          <table:table-cell office:value-type="float" office:value="6230601" table:style-name="ce46">
            <text:p>6.230.601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64061969676281" table:style-name="ce47">
            <text:p>91,9%</text:p>
          </table:table-cell>
          <table:table-cell office:value-type="percentage" office:value="0.81220121406502954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52" table:style-name="ce46">
            <text:p>298.052</text:p>
          </table:table-cell>
          <table:table-cell office:value-type="percentage" office:value="1" table:style-name="ce47">
            <text:p>100,0%</text:p>
          </table:table-cell>
          <table:table-cell office:value-type="float" office:value="436244" table:style-name="ce46">
            <text:p>436.244</text:p>
          </table:table-cell>
          <table:table-cell office:value-type="percentage" office:value="0.99196863857964057" table:style-name="ce47">
            <text:p>99,2%</text:p>
          </table:table-cell>
          <table:table-cell office:value-type="float" office:value="574446" table:style-name="ce46">
            <text:p>574.446</text:p>
          </table:table-cell>
          <table:table-cell office:value-type="percentage" office:value="0.96199551194024857" table:style-name="ce47">
            <text:p>96,2%</text:p>
          </table:table-cell>
          <table:table-cell office:value-type="float" office:value="721283" table:style-name="ce46">
            <text:p>721.283</text:p>
          </table:table-cell>
          <table:table-cell office:value-type="percentage" office:value="0.94619806479372837" table:style-name="ce47">
            <text:p>94,6%</text:p>
          </table:table-cell>
          <table:table-cell office:value-type="float" office:value="765023" table:style-name="ce46">
            <text:p>765.023</text:p>
          </table:table-cell>
          <table:table-cell office:value-type="percentage" office:value="0.90995845242725604" table:style-name="ce47">
            <text:p>91,0%</text:p>
          </table:table-cell>
          <table:table-cell office:value-type="float" office:value="528645" table:style-name="ce46">
            <text:p>528.645</text:p>
          </table:table-cell>
          <table:table-cell office:value-type="percentage" office:value="0.86109613451893652" table:style-name="ce47">
            <text:p>86,1%</text:p>
          </table:table-cell>
          <table:table-cell office:value-type="float" office:value="445709" table:style-name="ce46">
            <text:p>445.709</text:p>
          </table:table-cell>
          <table:table-cell office:value-type="percentage" office:value="0.86921308259210217" table:style-name="ce47">
            <text:p>86,9%</text:p>
          </table:table-cell>
          <table:table-cell office:value-type="float" office:value="397008" table:style-name="ce46">
            <text:p>397.008</text:p>
          </table:table-cell>
          <table:table-cell office:value-type="percentage" office:value="0.91736700179541508" table:style-name="ce47">
            <text:p>91,7%</text:p>
          </table:table-cell>
          <table:table-cell office:value-type="float" office:value="4166410" table:style-name="ce46">
            <text:p>4.166.410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51244093422436" table:style-name="ce47">
            <text:p>92,8%</text:p>
          </table:table-cell>
          <table:table-cell office:value-type="percentage" office:value="0.82551473188766888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04" table:style-name="ce46">
            <text:p>78.404</text:p>
          </table:table-cell>
          <table:table-cell office:value-type="percentage" office:value="1" table:style-name="ce47">
            <text:p>100,0%</text:p>
          </table:table-cell>
          <table:table-cell office:value-type="float" office:value="96139" table:style-name="ce46">
            <text:p>96.139</text:p>
          </table:table-cell>
          <table:table-cell office:value-type="percentage" office:value="1" table:style-name="ce47">
            <text:p>100,0%</text:p>
          </table:table-cell>
          <table:table-cell office:value-type="float" office:value="133416" table:style-name="ce46">
            <text:p>133.416</text:p>
          </table:table-cell>
          <table:table-cell office:value-type="percentage" office:value="1" table:style-name="ce47">
            <text:p>100,0%</text:p>
          </table:table-cell>
          <table:table-cell office:value-type="float" office:value="162279" table:style-name="ce46">
            <text:p>162.279</text:p>
          </table:table-cell>
          <table:table-cell office:value-type="percentage" office:value="0.96621673920680196" table:style-name="ce47">
            <text:p>96,6%</text:p>
          </table:table-cell>
          <table:table-cell office:value-type="float" office:value="147241" table:style-name="ce46">
            <text:p>147.241</text:p>
          </table:table-cell>
          <table:table-cell office:value-type="percentage" office:value="0.93464985781027832" table:style-name="ce47">
            <text:p>93,5%</text:p>
          </table:table-cell>
          <table:table-cell office:value-type="float" office:value="114628" table:style-name="ce46">
            <text:p>114.628</text:p>
          </table:table-cell>
          <table:table-cell office:value-type="percentage" office:value="0.88282682028927462" table:style-name="ce47">
            <text:p>88,3%</text:p>
          </table:table-cell>
          <table:table-cell office:value-type="float" office:value="95427" table:style-name="ce46">
            <text:p>95.427</text:p>
          </table:table-cell>
          <table:table-cell office:value-type="percentage" office:value="0.84819476294597618" table:style-name="ce47">
            <text:p>84,8%</text:p>
          </table:table-cell>
          <table:table-cell office:value-type="float" office:value="80775" table:style-name="ce46">
            <text:p>80.775</text:p>
          </table:table-cell>
          <table:table-cell office:value-type="percentage" office:value="0.94243311670886376" table:style-name="ce47">
            <text:p>94,2%</text:p>
          </table:table-cell>
          <table:table-cell office:value-type="float" office:value="908309" table:style-name="ce46">
            <text:p>908.309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22545768457401" table:style-name="ce47">
            <text:p>95,6%</text:p>
          </table:table-cell>
          <table:table-cell office:value-type="percentage" office:value="0.85851593432507967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20" table:style-name="ce46">
            <text:p>243.020</text:p>
          </table:table-cell>
          <table:table-cell office:value-type="percentage" office:value="1" table:style-name="ce47">
            <text:p>100,0%</text:p>
          </table:table-cell>
          <table:table-cell office:value-type="float" office:value="292291" table:style-name="ce46">
            <text:p>292.291</text:p>
          </table:table-cell>
          <table:table-cell office:value-type="percentage" office:value="1" table:style-name="ce47">
            <text:p>100,0%</text:p>
          </table:table-cell>
          <table:table-cell office:value-type="float" office:value="348129" table:style-name="ce46">
            <text:p>348.129</text:p>
          </table:table-cell>
          <table:table-cell office:value-type="percentage" office:value="0.98462239016194997" table:style-name="ce47">
            <text:p>98,5%</text:p>
          </table:table-cell>
          <table:table-cell office:value-type="float" office:value="393652" table:style-name="ce46">
            <text:p>393.652</text:p>
          </table:table-cell>
          <table:table-cell office:value-type="percentage" office:value="0.96200391006842623" table:style-name="ce47">
            <text:p>96,2%</text:p>
          </table:table-cell>
          <table:table-cell office:value-type="float" office:value="412245" table:style-name="ce46">
            <text:p>412.245</text:p>
          </table:table-cell>
          <table:table-cell office:value-type="percentage" office:value="0.9309181482125477" table:style-name="ce47">
            <text:p>93,1%</text:p>
          </table:table-cell>
          <table:table-cell office:value-type="float" office:value="268582" table:style-name="ce46">
            <text:p>268.582</text:p>
          </table:table-cell>
          <table:table-cell office:value-type="percentage" office:value="0.87032968457345805" table:style-name="ce47">
            <text:p>87,0%</text:p>
          </table:table-cell>
          <table:table-cell office:value-type="float" office:value="204203" table:style-name="ce46">
            <text:p>204.203</text:p>
          </table:table-cell>
          <table:table-cell office:value-type="percentage" office:value="0.88644394474783172" table:style-name="ce47">
            <text:p>88,6%</text:p>
          </table:table-cell>
          <table:table-cell office:value-type="float" office:value="176456" table:style-name="ce46">
            <text:p>176.456</text:p>
          </table:table-cell>
          <table:table-cell office:value-type="percentage" office:value="0.96243127672571782" table:style-name="ce47">
            <text:p>96,2%</text:p>
          </table:table-cell>
          <table:table-cell office:value-type="float" office:value="2338578" table:style-name="ce46">
            <text:p>2.338.578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14050413516893" table:style-name="ce47">
            <text:p>95,2%</text:p>
          </table:table-cell>
          <table:table-cell office:value-type="percentage" office:value="0.86714331693411195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7" table:style-name="ce46">
            <text:p>23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8769" table:style-name="ce46">
            <text:p>28.769</text:p>
          </table:table-cell>
          <table:table-cell office:value-type="percentage" office:value="1" table:style-name="ce47">
            <text:p>100,0%</text:p>
          </table:table-cell>
          <table:table-cell office:value-type="float" office:value="38470" table:style-name="ce46">
            <text:p>38.470</text:p>
          </table:table-cell>
          <table:table-cell office:value-type="percentage" office:value="0.99627078261770341" table:style-name="ce47">
            <text:p>99,6%</text:p>
          </table:table-cell>
          <table:table-cell office:value-type="float" office:value="45875" table:style-name="ce46">
            <text:p>45.875</text:p>
          </table:table-cell>
          <table:table-cell office:value-type="percentage" office:value="0.96578947368421053" table:style-name="ce47">
            <text:p>96,6%</text:p>
          </table:table-cell>
          <table:table-cell office:value-type="float" office:value="48373" table:style-name="ce46">
            <text:p>48.373</text:p>
          </table:table-cell>
          <table:table-cell office:value-type="percentage" office:value="0.93521382723687263" table:style-name="ce47">
            <text:p>93,5%</text:p>
          </table:table-cell>
          <table:table-cell office:value-type="float" office:value="32406" table:style-name="ce46">
            <text:p>32.406</text:p>
          </table:table-cell>
          <table:table-cell office:value-type="percentage" office:value="0.87498649962198938" table:style-name="ce47">
            <text:p>87,5%</text:p>
          </table:table-cell>
          <table:table-cell office:value-type="float" office:value="25661" table:style-name="ce46">
            <text:p>25.661</text:p>
          </table:table-cell>
          <table:table-cell office:value-type="percentage" office:value="0.85065968308691908" table:style-name="ce47">
            <text:p>85,1%</text:p>
          </table:table-cell>
          <table:table-cell office:value-type="float" office:value="24995" table:style-name="ce46">
            <text:p>24.995</text:p>
          </table:table-cell>
          <table:table-cell office:value-type="percentage" office:value="0.96190109678660762" table:style-name="ce47">
            <text:p>96,2%</text:p>
          </table:table-cell>
          <table:table-cell office:value-type="float" office:value="268006" table:style-name="ce46">
            <text:p>268.006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213497276883885" table:style-name="ce47">
            <text:p>95,2%</text:p>
          </table:table-cell>
          <table:table-cell office:value-type="percentage" office:value="0.84764814533677446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32" table:style-name="ce46">
            <text:p>375.632</text:p>
          </table:table-cell>
          <table:table-cell office:value-type="percentage" office:value="1" table:style-name="ce47">
            <text:p>100,0%</text:p>
          </table:table-cell>
          <table:table-cell office:value-type="float" office:value="513503" table:style-name="ce46">
            <text:p>513.503</text:p>
          </table:table-cell>
          <table:table-cell office:value-type="percentage" office:value="0.97429655630395595" table:style-name="ce47">
            <text:p>97,4%</text:p>
          </table:table-cell>
          <table:table-cell office:value-type="float" office:value="695146" table:style-name="ce46">
            <text:p>695.146</text:p>
          </table:table-cell>
          <table:table-cell office:value-type="percentage" office:value="0.96486679306774303" table:style-name="ce47">
            <text:p>96,5%</text:p>
          </table:table-cell>
          <table:table-cell office:value-type="float" office:value="952458" table:style-name="ce46">
            <text:p>952.458</text:p>
          </table:table-cell>
          <table:table-cell office:value-type="percentage" office:value="0.96231304792378747" table:style-name="ce47">
            <text:p>96,2%</text:p>
          </table:table-cell>
          <table:table-cell office:value-type="float" office:value="1055596" table:style-name="ce46">
            <text:p>1.055.596</text:p>
          </table:table-cell>
          <table:table-cell office:value-type="percentage" office:value="0.9131192621663915" table:style-name="ce47">
            <text:p>91,3%</text:p>
          </table:table-cell>
          <table:table-cell office:value-type="float" office:value="783459" table:style-name="ce46">
            <text:p>783.459</text:p>
          </table:table-cell>
          <table:table-cell office:value-type="percentage" office:value="0.86969441989956087" table:style-name="ce47">
            <text:p>87,0%</text:p>
          </table:table-cell>
          <table:table-cell office:value-type="float" office:value="638583" table:style-name="ce46">
            <text:p>638.583</text:p>
          </table:table-cell>
          <table:table-cell office:value-type="percentage" office:value="0.86816249454495031" table:style-name="ce47">
            <text:p>86,8%</text:p>
          </table:table-cell>
          <table:table-cell office:value-type="float" office:value="498132" table:style-name="ce46">
            <text:p>498.132</text:p>
          </table:table-cell>
          <table:table-cell office:value-type="percentage" office:value="0.87278270315730455" table:style-name="ce47">
            <text:p>87,3%</text:p>
          </table:table-cell>
          <table:table-cell office:value-type="float" office:value="5512509" table:style-name="ce46">
            <text:p>5.512.509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322792446308" table:style-name="ce47">
            <text:p>92,3%</text:p>
          </table:table-cell>
          <table:table-cell office:value-type="percentage" office:value="0.81596349107762955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91" table:style-name="ce46">
            <text:p>74.291</text:p>
          </table:table-cell>
          <table:table-cell office:value-type="percentage" office:value="1" table:style-name="ce47">
            <text:p>100,0%</text:p>
          </table:table-cell>
          <table:table-cell office:value-type="float" office:value="103989" table:style-name="ce46">
            <text:p>103.989</text:p>
          </table:table-cell>
          <table:table-cell office:value-type="percentage" office:value="1" table:style-name="ce47">
            <text:p>100,0%</text:p>
          </table:table-cell>
          <table:table-cell office:value-type="float" office:value="149946" table:style-name="ce46">
            <text:p>149.946</text:p>
          </table:table-cell>
          <table:table-cell office:value-type="percentage" office:value="0.97658605844692947" table:style-name="ce47">
            <text:p>97,7%</text:p>
          </table:table-cell>
          <table:table-cell office:value-type="float" office:value="209911" table:style-name="ce46">
            <text:p>209.911</text:p>
          </table:table-cell>
          <table:table-cell office:value-type="percentage" office:value="0.96243976469833059" table:style-name="ce47">
            <text:p>96,2%</text:p>
          </table:table-cell>
          <table:table-cell office:value-type="float" office:value="236677" table:style-name="ce46">
            <text:p>236.677</text:p>
          </table:table-cell>
          <table:table-cell office:value-type="percentage" office:value="0.93745345944832614" table:style-name="ce47">
            <text:p>93,7%</text:p>
          </table:table-cell>
          <table:table-cell office:value-type="float" office:value="174726" table:style-name="ce46">
            <text:p>174.726</text:p>
          </table:table-cell>
          <table:table-cell office:value-type="percentage" office:value="0.87769372193254769" table:style-name="ce47">
            <text:p>87,8%</text:p>
          </table:table-cell>
          <table:table-cell office:value-type="float" office:value="150245" table:style-name="ce46">
            <text:p>150.245</text:p>
          </table:table-cell>
          <table:table-cell office:value-type="percentage" office:value="0.86377983086024412" table:style-name="ce47">
            <text:p>86,4%</text:p>
          </table:table-cell>
          <table:table-cell office:value-type="float" office:value="131541" table:style-name="ce46">
            <text:p>131.541</text:p>
          </table:table-cell>
          <table:table-cell office:value-type="percentage" office:value="0.90958815068872045" table:style-name="ce47">
            <text:p>91,0%</text:p>
          </table:table-cell>
          <table:table-cell office:value-type="float" office:value="1231326" table:style-name="ce46">
            <text:p>1.231.32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51192837963171" table:style-name="ce47">
            <text:p>93,5%</text:p>
          </table:table-cell>
          <table:table-cell office:value-type="percentage" office:value="0.81378992198673428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1" table:style-name="ce46">
            <text:p>56.001</text:p>
          </table:table-cell>
          <table:table-cell office:value-type="percentage" office:value="0.98871822033898304" table:style-name="ce47">
            <text:p>98,9%</text:p>
          </table:table-cell>
          <table:table-cell office:value-type="float" office:value="72614" table:style-name="ce46">
            <text:p>72.614</text:p>
          </table:table-cell>
          <table:table-cell office:value-type="percentage" office:value="0.95961411391568652" table:style-name="ce47">
            <text:p>96,0%</text:p>
          </table:table-cell>
          <table:table-cell office:value-type="float" office:value="92510" table:style-name="ce46">
            <text:p>92.510</text:p>
          </table:table-cell>
          <table:table-cell office:value-type="percentage" office:value="0.94689758234559562" table:style-name="ce47">
            <text:p>94,7%</text:p>
          </table:table-cell>
          <table:table-cell office:value-type="float" office:value="96547" table:style-name="ce46">
            <text:p>96.547</text:p>
          </table:table-cell>
          <table:table-cell office:value-type="percentage" office:value="0.9132071545453686" table:style-name="ce47">
            <text:p>91,3%</text:p>
          </table:table-cell>
          <table:table-cell office:value-type="float" office:value="65931" table:style-name="ce46">
            <text:p>65.931</text:p>
          </table:table-cell>
          <table:table-cell office:value-type="percentage" office:value="0.85927094058309117" table:style-name="ce47">
            <text:p>85,9%</text:p>
          </table:table-cell>
          <table:table-cell office:value-type="float" office:value="59867" table:style-name="ce46">
            <text:p>59.867</text:p>
          </table:table-cell>
          <table:table-cell office:value-type="percentage" office:value="0.87013458911078168" table:style-name="ce47">
            <text:p>87,0%</text:p>
          </table:table-cell>
          <table:table-cell office:value-type="float" office:value="52676" table:style-name="ce46">
            <text:p>52.676</text:p>
          </table:table-cell>
          <table:table-cell office:value-type="percentage" office:value="0.91576989273482723" table:style-name="ce47">
            <text:p>91,6%</text:p>
          </table:table-cell>
          <table:table-cell office:value-type="float" office:value="538718" table:style-name="ce46">
            <text:p>538.718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54557425875683" table:style-name="ce47">
            <text:p>92,9%</text:p>
          </table:table-cell>
          <table:table-cell office:value-type="percentage" office:value="0.81915110377189226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48" table:style-name="ce46">
            <text:p>164.748</text:p>
          </table:table-cell>
          <table:table-cell office:value-type="percentage" office:value="1" table:style-name="ce47">
            <text:p>100,0%</text:p>
          </table:table-cell>
          <table:table-cell office:value-type="float" office:value="214394" table:style-name="ce46">
            <text:p>214.394</text:p>
          </table:table-cell>
          <table:table-cell office:value-type="percentage" office:value="0.99088581385245367" table:style-name="ce47">
            <text:p>99,1%</text:p>
          </table:table-cell>
          <table:table-cell office:value-type="float" office:value="280207" table:style-name="ce46">
            <text:p>280.207</text:p>
          </table:table-cell>
          <table:table-cell office:value-type="percentage" office:value="0.9860784127419826" table:style-name="ce47">
            <text:p>98,6%</text:p>
          </table:table-cell>
          <table:table-cell office:value-type="float" office:value="327018" table:style-name="ce46">
            <text:p>327.018</text:p>
          </table:table-cell>
          <table:table-cell office:value-type="percentage" office:value="0.96903697250397813" table:style-name="ce47">
            <text:p>96,9%</text:p>
          </table:table-cell>
          <table:table-cell office:value-type="float" office:value="326285" table:style-name="ce46">
            <text:p>326.285</text:p>
          </table:table-cell>
          <table:table-cell office:value-type="percentage" office:value="0.93742817412889579" table:style-name="ce47">
            <text:p>93,7%</text:p>
          </table:table-cell>
          <table:table-cell office:value-type="float" office:value="211793" table:style-name="ce46">
            <text:p>211.793</text:p>
          </table:table-cell>
          <table:table-cell office:value-type="percentage" office:value="0.89125339280829841" table:style-name="ce47">
            <text:p>89,1%</text:p>
          </table:table-cell>
          <table:table-cell office:value-type="float" office:value="175073" table:style-name="ce46">
            <text:p>175.073</text:p>
          </table:table-cell>
          <table:table-cell office:value-type="percentage" office:value="0.87881434630926381" table:style-name="ce47">
            <text:p>87,9%</text:p>
          </table:table-cell>
          <table:table-cell office:value-type="float" office:value="159391" table:style-name="ce46">
            <text:p>159.391</text:p>
          </table:table-cell>
          <table:table-cell office:value-type="percentage" office:value="0.92231088376722192" table:style-name="ce47">
            <text:p>92,2%</text:p>
          </table:table-cell>
          <table:table-cell office:value-type="float" office:value="1858909" table:style-name="ce46">
            <text:p>1.858.909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72555827813587" table:style-name="ce47">
            <text:p>95,1%</text:p>
          </table:table-cell>
          <table:table-cell office:value-type="percentage" office:value="0.85040587252528466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9" table:style-name="ce46">
            <text:p>4.099</text:p>
          </table:table-cell>
          <table:table-cell office:value-type="percentage" office:value="0.93074477747502271" table:style-name="ce47">
            <text:p>93,1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5" table:style-name="ce46">
            <text:p>10.975</text:p>
          </table:table-cell>
          <table:table-cell office:value-type="percentage" office:value="0.94964091027083153" table:style-name="ce47">
            <text:p>95,0%</text:p>
          </table:table-cell>
          <table:table-cell office:value-type="float" office:value="11560" table:style-name="ce46">
            <text:p>11.560</text:p>
          </table:table-cell>
          <table:table-cell office:value-type="percentage" office:value="0.93550214453346281" table:style-name="ce47">
            <text:p>93,6%</text:p>
          </table:table-cell>
          <table:table-cell office:value-type="float" office:value="9709" table:style-name="ce46">
            <text:p>9.709</text:p>
          </table:table-cell>
          <table:table-cell office:value-type="percentage" office:value="0.8517413808228792" table:style-name="ce47">
            <text:p>85,2%</text:p>
          </table:table-cell>
          <table:table-cell office:value-type="float" office:value="9787" table:style-name="ce46">
            <text:p>9.787</text:p>
          </table:table-cell>
          <table:table-cell office:value-type="percentage" office:value="0.90078232857800278" table:style-name="ce47">
            <text:p>90,1%</text:p>
          </table:table-cell>
          <table:table-cell office:value-type="float" office:value="9566" table:style-name="ce46">
            <text:p>9.566</text:p>
          </table:table-cell>
          <table:table-cell office:value-type="percentage" office:value="1.0307078978558346" table:style-name="ce47">
            <text:p>103,1%</text:p>
          </table:table-cell>
          <table:table-cell office:value-type="float" office:value="66252" table:style-name="ce46">
            <text:p>66.252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27457798927199" table:style-name="ce47">
            <text:p>93,3%</text:p>
          </table:table-cell>
          <table:table-cell office:value-type="percentage" office:value="0.79327562053234668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10" table:style-name="ce46">
            <text:p>7.510</text:p>
          </table:table-cell>
          <table:table-cell office:value-type="percentage" office:value="0.93816364772017491" table:style-name="ce47">
            <text:p>93,8%</text:p>
          </table:table-cell>
          <table:table-cell office:value-type="float" office:value="10158" table:style-name="ce46">
            <text:p>10.158</text:p>
          </table:table-cell>
          <table:table-cell office:value-type="percentage" office:value="0.94046847514119059" table:style-name="ce47">
            <text:p>94,0%</text:p>
          </table:table-cell>
          <table:table-cell office:value-type="float" office:value="10658" table:style-name="ce46">
            <text:p>10.658</text:p>
          </table:table-cell>
          <table:table-cell office:value-type="percentage" office:value="0.97573926576947723" table:style-name="ce47">
            <text:p>97,6%</text:p>
          </table:table-cell>
          <table:table-cell office:value-type="float" office:value="9258" table:style-name="ce46">
            <text:p>9.258</text:p>
          </table:table-cell>
          <table:table-cell office:value-type="percentage" office:value="0.84532505478451425" table:style-name="ce47">
            <text:p>84,5%</text:p>
          </table:table-cell>
          <table:table-cell office:value-type="float" office:value="9619" table:style-name="ce46">
            <text:p>9.619</text:p>
          </table:table-cell>
          <table:table-cell office:value-type="percentage" office:value="0.82276965186895901" table:style-name="ce47">
            <text:p>82,3%</text:p>
          </table:table-cell>
          <table:table-cell office:value-type="float" office:value="8732" table:style-name="ce46">
            <text:p>8.732</text:p>
          </table:table-cell>
          <table:table-cell office:value-type="percentage" office:value="0.91148225469728605" table:style-name="ce47">
            <text:p>91,1%</text:p>
          </table:table-cell>
          <table:table-cell office:value-type="float" office:value="61467" table:style-name="ce46">
            <text:p>61.467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40430082325018" table:style-name="ce47">
            <text:p>90,0%</text:p>
          </table:table-cell>
          <table:table-cell office:value-type="percentage" office:value="0.73155840137106953" table:style-name="ce47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0" table:style-name="ce46">
            <text:p>3.690</text:p>
          </table:table-cell>
          <table:table-cell office:value-type="string" table:style-name="ce47">
            <text:p>-</text:p>
          </table:table-cell>
          <table:table-cell office:value-type="float" office:value="9641" table:style-name="ce46">
            <text:p>9.641</text:p>
          </table:table-cell>
          <table:table-cell office:value-type="string" table:style-name="ce47">
            <text:p>-</text:p>
          </table:table-cell>
          <table:table-cell office:value-type="float" office:value="22625" table:style-name="ce46">
            <text:p>22.625</text:p>
          </table:table-cell>
          <table:table-cell office:value-type="string" table:style-name="ce47">
            <text:p>-</text:p>
          </table:table-cell>
          <table:table-cell office:value-type="float" office:value="32618" table:style-name="ce46">
            <text:p>32.618</text:p>
          </table:table-cell>
          <table:table-cell office:value-type="string" table:style-name="ce47">
            <text:p>-</text:p>
          </table:table-cell>
          <table:table-cell office:value-type="float" office:value="25041" table:style-name="ce46">
            <text:p>25.041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4894" table:style-name="ce46">
            <text:p>94.89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4" table:style-name="ce49">
            <text:p>314</text:p>
          </table:table-cell>
          <table:table-cell office:value-type="string" table:style-name="ce50">
            <text:p>-</text:p>
          </table:table-cell>
          <table:table-cell office:value-type="float" office:value="911" table:style-name="ce49">
            <text:p>911</text:p>
          </table:table-cell>
          <table:table-cell office:value-type="string" table:style-name="ce50">
            <text:p>-</text:p>
          </table:table-cell>
          <table:table-cell office:value-type="float" office:value="1915" table:style-name="ce49">
            <text:p>1.915</text:p>
          </table:table-cell>
          <table:table-cell office:value-type="string" table:style-name="ce50">
            <text:p>-</text:p>
          </table:table-cell>
          <table:table-cell office:value-type="float" office:value="2372" table:style-name="ce49">
            <text:p>2.372</text:p>
          </table:table-cell>
          <table:table-cell office:value-type="string" table:style-name="ce50">
            <text:p>-</text:p>
          </table:table-cell>
          <table:table-cell office:value-type="float" office:value="2091" table:style-name="ce49">
            <text:p>2.091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54" table:style-name="ce49">
            <text:p>7.95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539" table:style-name="ce53">
            <text:p>2.950.539</text:p>
          </table:table-cell>
          <table:table-cell office:value-type="percentage" office:value="1" table:style-name="ce54">
            <text:p>100,0%</text:p>
          </table:table-cell>
          <table:table-cell office:value-type="float" office:value="3965898" table:style-name="ce53">
            <text:p>3.965.898</text:p>
          </table:table-cell>
          <table:table-cell office:value-type="percentage" office:value="0.99226111499891534" table:style-name="ce54">
            <text:p>99,2%</text:p>
          </table:table-cell>
          <table:table-cell office:value-type="float" office:value="5332355" table:style-name="ce53">
            <text:p>5.332.355</text:p>
          </table:table-cell>
          <table:table-cell office:value-type="percentage" office:value="0.96817069318004378" table:style-name="ce54">
            <text:p>96,8%</text:p>
          </table:table-cell>
          <table:table-cell office:value-type="float" office:value="6763997" table:style-name="ce53">
            <text:p>6.763.997</text:p>
          </table:table-cell>
          <table:table-cell office:value-type="percentage" office:value="0.94870523558167974" table:style-name="ce54">
            <text:p>94,9%</text:p>
          </table:table-cell>
          <table:table-cell office:value-type="float" office:value="7124325" table:style-name="ce53">
            <text:p>7.124.325</text:p>
          </table:table-cell>
          <table:table-cell office:value-type="percentage" office:value="0.91141102608635138" table:style-name="ce54">
            <text:p>91,1%</text:p>
          </table:table-cell>
          <table:table-cell office:value-type="float" office:value="5114354" table:style-name="ce53">
            <text:p>5.114.354</text:p>
          </table:table-cell>
          <table:table-cell office:value-type="percentage" office:value="0.86070965765850671" table:style-name="ce54">
            <text:p>86,1%</text:p>
          </table:table-cell>
          <table:table-cell office:value-type="float" office:value="4231993" table:style-name="ce53">
            <text:p>4.231.993</text:p>
          </table:table-cell>
          <table:table-cell office:value-type="percentage" office:value="0.85935684181777017" table:style-name="ce54">
            <text:p>85,9%</text:p>
          </table:table-cell>
          <table:table-cell office:value-type="float" office:value="3626789" table:style-name="ce53">
            <text:p>3.626.789</text:p>
          </table:table-cell>
          <table:table-cell office:value-type="percentage" office:value="0.91034728744902682" table:style-name="ce54">
            <text:p>91,0%</text:p>
          </table:table-cell>
          <table:table-cell office:value-type="float" office:value="39110250" table:style-name="ce53">
            <text:p>39.110.25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11199254010301" table:style-name="ce54">
            <text:p>92,7%</text:p>
          </table:table-cell>
          <table:table-cell office:value-type="percentage" office:value="0.82513344195938554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65" table:style-name="ce43">
            <text:p>430.365</text:p>
          </table:table-cell>
          <table:table-cell office:value-type="percentage" office:value="1" table:style-name="ce44">
            <text:p>100,0%</text:p>
          </table:table-cell>
          <table:table-cell office:value-type="float" office:value="652320" table:style-name="ce43">
            <text:p>652.320</text:p>
          </table:table-cell>
          <table:table-cell office:value-type="percentage" office:value="0.99693882073532492" table:style-name="ce44">
            <text:p>99,7%</text:p>
          </table:table-cell>
          <table:table-cell office:value-type="float" office:value="929760" table:style-name="ce43">
            <text:p>929.760</text:p>
          </table:table-cell>
          <table:table-cell office:value-type="percentage" office:value="0.97028998287465729" table:style-name="ce44">
            <text:p>97,0%</text:p>
          </table:table-cell>
          <table:table-cell office:value-type="float" office:value="1218083" table:style-name="ce43">
            <text:p>1.218.083</text:p>
          </table:table-cell>
          <table:table-cell office:value-type="percentage" office:value="0.94601701937960114" table:style-name="ce44">
            <text:p>94,6%</text:p>
          </table:table-cell>
          <table:table-cell office:value-type="float" office:value="1259426" table:style-name="ce43">
            <text:p>1.259.426</text:p>
          </table:table-cell>
          <table:table-cell office:value-type="percentage" office:value="0.90976901561470624" table:style-name="ce44">
            <text:p>91,0%</text:p>
          </table:table-cell>
          <table:table-cell office:value-type="float" office:value="941031" table:style-name="ce43">
            <text:p>941.031</text:p>
          </table:table-cell>
          <table:table-cell office:value-type="percentage" office:value="0.85410606359023133" table:style-name="ce44">
            <text:p>85,4%</text:p>
          </table:table-cell>
          <table:table-cell office:value-type="float" office:value="780506" table:style-name="ce43">
            <text:p>780.506</text:p>
          </table:table-cell>
          <table:table-cell office:value-type="percentage" office:value="0.84277711551086698" table:style-name="ce44">
            <text:p>84,3%</text:p>
          </table:table-cell>
          <table:table-cell office:value-type="float" office:value="689383" table:style-name="ce43">
            <text:p>689.383</text:p>
          </table:table-cell>
          <table:table-cell office:value-type="percentage" office:value="0.89200565183749414" table:style-name="ce44">
            <text:p>89,2%</text:p>
          </table:table-cell>
          <table:table-cell office:value-type="float" office:value="6900874" table:style-name="ce43">
            <text:p>6.900.874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913550936633637" table:style-name="ce44">
            <text:p>91,9%</text:p>
          </table:table-cell>
          <table:table-cell office:value-type="percentage" office:value="0.81165583047339296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9" table:style-name="ce46">
            <text:p>100.469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9" table:style-name="ce46">
            <text:p>119.109</text:p>
          </table:table-cell>
          <table:table-cell office:value-type="percentage" office:value="0.99568652037617555" table:style-name="ce47">
            <text:p>99,6%</text:p>
          </table:table-cell>
          <table:table-cell office:value-type="float" office:value="154229" table:style-name="ce46">
            <text:p>154.229</text:p>
          </table:table-cell>
          <table:table-cell office:value-type="percentage" office:value="0.95610315541503932" table:style-name="ce47">
            <text:p>95,6%</text:p>
          </table:table-cell>
          <table:table-cell office:value-type="float" office:value="186402" table:style-name="ce46">
            <text:p>186.402</text:p>
          </table:table-cell>
          <table:table-cell office:value-type="percentage" office:value="0.92751156889087927" table:style-name="ce47">
            <text:p>92,8%</text:p>
          </table:table-cell>
          <table:table-cell office:value-type="float" office:value="189215" table:style-name="ce46">
            <text:p>189.215</text:p>
          </table:table-cell>
          <table:table-cell office:value-type="percentage" office:value="0.88568459583311876" table:style-name="ce47">
            <text:p>88,6%</text:p>
          </table:table-cell>
          <table:table-cell office:value-type="float" office:value="127843" table:style-name="ce46">
            <text:p>127.843</text:p>
          </table:table-cell>
          <table:table-cell office:value-type="percentage" office:value="0.80771174768445397" table:style-name="ce47">
            <text:p>80,8%</text:p>
          </table:table-cell>
          <table:table-cell office:value-type="float" office:value="106106" table:style-name="ce46">
            <text:p>106.106</text:p>
          </table:table-cell>
          <table:table-cell office:value-type="percentage" office:value="0.81122035505130052" table:style-name="ce47">
            <text:p>81,1%</text:p>
          </table:table-cell>
          <table:table-cell office:value-type="float" office:value="89955" table:style-name="ce46">
            <text:p>89.955</text:p>
          </table:table-cell>
          <table:table-cell office:value-type="percentage" office:value="0.84041032540149663" table:style-name="ce47">
            <text:p>84,0%</text:p>
          </table:table-cell>
          <table:table-cell office:value-type="float" office:value="1073328" table:style-name="ce46">
            <text:p>1.073.328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240523016492236" table:style-name="ce47">
            <text:p>90,2%</text:p>
          </table:table-cell>
          <table:table-cell office:value-type="percentage" office:value="0.80632664053854874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65" table:style-name="ce46">
            <text:p>8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114213" table:style-name="ce46">
            <text:p>114.213</text:p>
          </table:table-cell>
          <table:table-cell office:value-type="percentage" office:value="1" table:style-name="ce47">
            <text:p>100,0%</text:p>
          </table:table-cell>
          <table:table-cell office:value-type="float" office:value="148006" table:style-name="ce46">
            <text:p>148.006</text:p>
          </table:table-cell>
          <table:table-cell office:value-type="percentage" office:value="0.97378774919402589" table:style-name="ce47">
            <text:p>97,4%</text:p>
          </table:table-cell>
          <table:table-cell office:value-type="float" office:value="153127" table:style-name="ce46">
            <text:p>153.127</text:p>
          </table:table-cell>
          <table:table-cell office:value-type="percentage" office:value="0.9447443593714332" table:style-name="ce47">
            <text:p>94,5%</text:p>
          </table:table-cell>
          <table:table-cell office:value-type="float" office:value="150956" table:style-name="ce46">
            <text:p>150.956</text:p>
          </table:table-cell>
          <table:table-cell office:value-type="percentage" office:value="0.90981195756991318" table:style-name="ce47">
            <text:p>91,0%</text:p>
          </table:table-cell>
          <table:table-cell office:value-type="float" office:value="90911" table:style-name="ce46">
            <text:p>90.911</text:p>
          </table:table-cell>
          <table:table-cell office:value-type="percentage" office:value="0.83718724387840615" table:style-name="ce47">
            <text:p>83,7%</text:p>
          </table:table-cell>
          <table:table-cell office:value-type="float" office:value="66452" table:style-name="ce46">
            <text:p>66.452</text:p>
          </table:table-cell>
          <table:table-cell office:value-type="percentage" office:value="0.8385956942025693" table:style-name="ce47">
            <text:p>83,9%</text:p>
          </table:table-cell>
          <table:table-cell office:value-type="float" office:value="60663" table:style-name="ce46">
            <text:p>60.663</text:p>
          </table:table-cell>
          <table:table-cell office:value-type="percentage" office:value="0.92961566752482527" table:style-name="ce47">
            <text:p>93,0%</text:p>
          </table:table-cell>
          <table:table-cell office:value-type="float" office:value="872693" table:style-name="ce46">
            <text:p>872.693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92875897283778" table:style-name="ce47">
            <text:p>93,8%</text:p>
          </table:table-cell>
          <table:table-cell office:value-type="percentage" office:value="0.86158799236638961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20" table:style-name="ce46">
            <text:p>51.320</text:p>
          </table:table-cell>
          <table:table-cell office:value-type="percentage" office:value="0.95687356664739998" table:style-name="ce47">
            <text:p>95,7%</text:p>
          </table:table-cell>
          <table:table-cell office:value-type="float" office:value="79519" table:style-name="ce46">
            <text:p>79.519</text:p>
          </table:table-cell>
          <table:table-cell office:value-type="percentage" office:value="0.9115597129559575" table:style-name="ce47">
            <text:p>91,2%</text:p>
          </table:table-cell>
          <table:table-cell office:value-type="float" office:value="111515" table:style-name="ce46">
            <text:p>111.515</text:p>
          </table:table-cell>
          <table:table-cell office:value-type="percentage" office:value="0.87536206855949694" table:style-name="ce47">
            <text:p>87,5%</text:p>
          </table:table-cell>
          <table:table-cell office:value-type="float" office:value="152043" table:style-name="ce46">
            <text:p>152.043</text:p>
          </table:table-cell>
          <table:table-cell office:value-type="percentage" office:value="0.85654167699483963" table:style-name="ce47">
            <text:p>85,7%</text:p>
          </table:table-cell>
          <table:table-cell office:value-type="float" office:value="171375" table:style-name="ce46">
            <text:p>171.375</text:p>
          </table:table-cell>
          <table:table-cell office:value-type="percentage" office:value="0.79112097976669149" table:style-name="ce47">
            <text:p>79,1%</text:p>
          </table:table-cell>
          <table:table-cell office:value-type="float" office:value="131786" table:style-name="ce46">
            <text:p>131.786</text:p>
          </table:table-cell>
          <table:table-cell office:value-type="percentage" office:value="0.71604535797921187" table:style-name="ce47">
            <text:p>71,6%</text:p>
          </table:table-cell>
          <table:table-cell office:value-type="float" office:value="101441" table:style-name="ce46">
            <text:p>101.441</text:p>
          </table:table-cell>
          <table:table-cell office:value-type="percentage" office:value="0.73929583931551679" table:style-name="ce47">
            <text:p>73,9%</text:p>
          </table:table-cell>
          <table:table-cell office:value-type="float" office:value="79139" table:style-name="ce46">
            <text:p>79.139</text:p>
          </table:table-cell>
          <table:table-cell office:value-type="percentage" office:value="0.79507916733644113" table:style-name="ce47">
            <text:p>79,5%</text:p>
          </table:table-cell>
          <table:table-cell office:value-type="float" office:value="878138" table:style-name="ce46">
            <text:p>878.138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1069842972635375" table:style-name="ce47">
            <text:p>81,1%</text:p>
          </table:table-cell>
          <table:table-cell office:value-type="percentage" office:value="0.71991801766719277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92" table:style-name="ce46">
            <text:p>92.492</text:p>
          </table:table-cell>
          <table:table-cell office:value-type="percentage" office:value="0.92158386640361889" table:style-name="ce47">
            <text:p>92,2%</text:p>
          </table:table-cell>
          <table:table-cell office:value-type="float" office:value="151237" table:style-name="ce46">
            <text:p>151.237</text:p>
          </table:table-cell>
          <table:table-cell office:value-type="percentage" office:value="0.90319864314465559" table:style-name="ce47">
            <text:p>90,3%</text:p>
          </table:table-cell>
          <table:table-cell office:value-type="float" office:value="223064" table:style-name="ce46">
            <text:p>223.064</text:p>
          </table:table-cell>
          <table:table-cell office:value-type="percentage" office:value="0.886740474250164" table:style-name="ce47">
            <text:p>88,7%</text:p>
          </table:table-cell>
          <table:table-cell office:value-type="float" office:value="321612" table:style-name="ce46">
            <text:p>321.612</text:p>
          </table:table-cell>
          <table:table-cell office:value-type="percentage" office:value="0.87335945710352014" table:style-name="ce47">
            <text:p>87,3%</text:p>
          </table:table-cell>
          <table:table-cell office:value-type="float" office:value="319007" table:style-name="ce46">
            <text:p>319.007</text:p>
          </table:table-cell>
          <table:table-cell office:value-type="percentage" office:value="0.8094467210514964" table:style-name="ce47">
            <text:p>80,9%</text:p>
          </table:table-cell>
          <table:table-cell office:value-type="float" office:value="230085" table:style-name="ce46">
            <text:p>230.085</text:p>
          </table:table-cell>
          <table:table-cell office:value-type="percentage" office:value="0.73542008936847558" table:style-name="ce47">
            <text:p>73,5%</text:p>
          </table:table-cell>
          <table:table-cell office:value-type="float" office:value="187080" table:style-name="ce46">
            <text:p>187.080</text:p>
          </table:table-cell>
          <table:table-cell office:value-type="percentage" office:value="0.73459483019268002" table:style-name="ce47">
            <text:p>73,5%</text:p>
          </table:table-cell>
          <table:table-cell office:value-type="float" office:value="154801" table:style-name="ce46">
            <text:p>154.801</text:p>
          </table:table-cell>
          <table:table-cell office:value-type="percentage" office:value="0.84009985618538519" table:style-name="ce47">
            <text:p>84,0%</text:p>
          </table:table-cell>
          <table:table-cell office:value-type="float" office:value="1679378" table:style-name="ce46">
            <text:p>1.679.378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585063385382829" table:style-name="ce47">
            <text:p>82,6%</text:p>
          </table:table-cell>
          <table:table-cell office:value-type="percentage" office:value="0.7482628747768304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12" table:style-name="ce46">
            <text:p>42.212</text:p>
          </table:table-cell>
          <table:table-cell office:value-type="percentage" office:value="1" table:style-name="ce47">
            <text:p>100,0%</text:p>
          </table:table-cell>
          <table:table-cell office:value-type="float" office:value="56018" table:style-name="ce46">
            <text:p>56.018</text:p>
          </table:table-cell>
          <table:table-cell office:value-type="percentage" office:value="1" table:style-name="ce47">
            <text:p>100,0%</text:p>
          </table:table-cell>
          <table:table-cell office:value-type="float" office:value="76932" table:style-name="ce46">
            <text:p>76.932</text:p>
          </table:table-cell>
          <table:table-cell office:value-type="percentage" office:value="0.97066505166736061" table:style-name="ce47">
            <text:p>97,1%</text:p>
          </table:table-cell>
          <table:table-cell office:value-type="float" office:value="84731" table:style-name="ce46">
            <text:p>84.731</text:p>
          </table:table-cell>
          <table:table-cell office:value-type="percentage" office:value="0.93141695064306917" table:style-name="ce47">
            <text:p>93,1%</text:p>
          </table:table-cell>
          <table:table-cell office:value-type="float" office:value="88741" table:style-name="ce46">
            <text:p>88.741</text:p>
          </table:table-cell>
          <table:table-cell office:value-type="percentage" office:value="0.91122954018031344" table:style-name="ce47">
            <text:p>91,1%</text:p>
          </table:table-cell>
          <table:table-cell office:value-type="float" office:value="55928" table:style-name="ce46">
            <text:p>55.928</text:p>
          </table:table-cell>
          <table:table-cell office:value-type="percentage" office:value="0.83278239375800356" table:style-name="ce47">
            <text:p>83,3%</text:p>
          </table:table-cell>
          <table:table-cell office:value-type="float" office:value="42413" table:style-name="ce46">
            <text:p>42.413</text:p>
          </table:table-cell>
          <table:table-cell office:value-type="percentage" office:value="0.83370353625695359" table:style-name="ce47">
            <text:p>83,4%</text:p>
          </table:table-cell>
          <table:table-cell office:value-type="float" office:value="41282" table:style-name="ce46">
            <text:p>41.282</text:p>
          </table:table-cell>
          <table:table-cell office:value-type="percentage" office:value="0.91164454651856108" table:style-name="ce47">
            <text:p>91,2%</text:p>
          </table:table-cell>
          <table:table-cell office:value-type="float" office:value="488257" table:style-name="ce46">
            <text:p>488.257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637488568707282" table:style-name="ce47">
            <text:p>92,6%</text:p>
          </table:table-cell>
          <table:table-cell office:value-type="percentage" office:value="0.83655070204144577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88" table:style-name="ce46">
            <text:p>227.988</text:p>
          </table:table-cell>
          <table:table-cell office:value-type="percentage" office:value="1" table:style-name="ce47">
            <text:p>100,0%</text:p>
          </table:table-cell>
          <table:table-cell office:value-type="float" office:value="250490" table:style-name="ce46">
            <text:p>250.490</text:p>
          </table:table-cell>
          <table:table-cell office:value-type="percentage" office:value="1" table:style-name="ce47">
            <text:p>100,0%</text:p>
          </table:table-cell>
          <table:table-cell office:value-type="float" office:value="322349" table:style-name="ce46">
            <text:p>322.349</text:p>
          </table:table-cell>
          <table:table-cell office:value-type="percentage" office:value="0.98504475267614588" table:style-name="ce47">
            <text:p>98,5%</text:p>
          </table:table-cell>
          <table:table-cell office:value-type="float" office:value="353203" table:style-name="ce46">
            <text:p>353.203</text:p>
          </table:table-cell>
          <table:table-cell office:value-type="percentage" office:value="0.92654832202264936" table:style-name="ce47">
            <text:p>92,7%</text:p>
          </table:table-cell>
          <table:table-cell office:value-type="float" office:value="321306" table:style-name="ce46">
            <text:p>321.306</text:p>
          </table:table-cell>
          <table:table-cell office:value-type="percentage" office:value="0.89201614649557748" table:style-name="ce47">
            <text:p>89,2%</text:p>
          </table:table-cell>
          <table:table-cell office:value-type="float" office:value="213249" table:style-name="ce46">
            <text:p>213.249</text:p>
          </table:table-cell>
          <table:table-cell office:value-type="percentage" office:value="0.82366687008984096" table:style-name="ce47">
            <text:p>82,4%</text:p>
          </table:table-cell>
          <table:table-cell office:value-type="float" office:value="173882" table:style-name="ce46">
            <text:p>173.882</text:p>
          </table:table-cell>
          <table:table-cell office:value-type="percentage" office:value="0.8210540232978718" table:style-name="ce47">
            <text:p>82,1%</text:p>
          </table:table-cell>
          <table:table-cell office:value-type="float" office:value="144336" table:style-name="ce46">
            <text:p>144.336</text:p>
          </table:table-cell>
          <table:table-cell office:value-type="percentage" office:value="0.8581314878892734" table:style-name="ce47">
            <text:p>85,8%</text:p>
          </table:table-cell>
          <table:table-cell office:value-type="float" office:value="2006803" table:style-name="ce46">
            <text:p>2.006.803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87907091088139" table:style-name="ce47">
            <text:p>92,4%</text:p>
          </table:table-cell>
          <table:table-cell office:value-type="percentage" office:value="0.84084546994551779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91" table:style-name="ce46">
            <text:p>13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5" table:style-name="ce46">
            <text:p>15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216512" table:style-name="ce46">
            <text:p>216.512</text:p>
          </table:table-cell>
          <table:table-cell office:value-type="percentage" office:value="0.94949743014015819" table:style-name="ce47">
            <text:p>94,9%</text:p>
          </table:table-cell>
          <table:table-cell office:value-type="float" office:value="280853" table:style-name="ce46">
            <text:p>280.853</text:p>
          </table:table-cell>
          <table:table-cell office:value-type="percentage" office:value="0.90188402958186553" table:style-name="ce47">
            <text:p>90,2%</text:p>
          </table:table-cell>
          <table:table-cell office:value-type="float" office:value="281380" table:style-name="ce46">
            <text:p>281.380</text:p>
          </table:table-cell>
          <table:table-cell office:value-type="percentage" office:value="0.85091069641134509" table:style-name="ce47">
            <text:p>85,1%</text:p>
          </table:table-cell>
          <table:table-cell office:value-type="float" office:value="201182" table:style-name="ce46">
            <text:p>201.182</text:p>
          </table:table-cell>
          <table:table-cell office:value-type="percentage" office:value="0.78052849455482232" table:style-name="ce47">
            <text:p>78,1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77174508657850516" table:style-name="ce47">
            <text:p>77,2%</text:p>
          </table:table-cell>
          <table:table-cell office:value-type="float" office:value="149191" table:style-name="ce46">
            <text:p>149.191</text:p>
          </table:table-cell>
          <table:table-cell office:value-type="percentage" office:value="0.83901898591802759" table:style-name="ce47">
            <text:p>83,9%</text:p>
          </table:table-cell>
          <table:table-cell office:value-type="float" office:value="1593880" table:style-name="ce46">
            <text:p>1.593.88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4759520770541" table:style-name="ce47">
            <text:p>87,8%</text:p>
          </table:table-cell>
          <table:table-cell office:value-type="percentage" office:value="0.77801251161737262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081" table:style-name="ce46">
            <text:p>455.081</text:p>
          </table:table-cell>
          <table:table-cell office:value-type="percentage" office:value="1" table:style-name="ce47">
            <text:p>100,0%</text:p>
          </table:table-cell>
          <table:table-cell office:value-type="float" office:value="617651" table:style-name="ce46">
            <text:p>617.651</text:p>
          </table:table-cell>
          <table:table-cell office:value-type="percentage" office:value="0.97155265707778071" table:style-name="ce47">
            <text:p>97,2%</text:p>
          </table:table-cell>
          <table:table-cell office:value-type="float" office:value="794698" table:style-name="ce46">
            <text:p>794.698</text:p>
          </table:table-cell>
          <table:table-cell office:value-type="percentage" office:value="0.93221456355779109" table:style-name="ce47">
            <text:p>93,2%</text:p>
          </table:table-cell>
          <table:table-cell office:value-type="float" office:value="1033210" table:style-name="ce46">
            <text:p>1.033.210</text:p>
          </table:table-cell>
          <table:table-cell office:value-type="percentage" office:value="0.94150634089088669" table:style-name="ce47">
            <text:p>94,2%</text:p>
          </table:table-cell>
          <table:table-cell office:value-type="float" office:value="1145874" table:style-name="ce46">
            <text:p>1.145.874</text:p>
          </table:table-cell>
          <table:table-cell office:value-type="percentage" office:value="0.89835127358823386" table:style-name="ce47">
            <text:p>89,8%</text:p>
          </table:table-cell>
          <table:table-cell office:value-type="float" office:value="804603" table:style-name="ce46">
            <text:p>804.603</text:p>
          </table:table-cell>
          <table:table-cell office:value-type="percentage" office:value="0.83238122628353406" table:style-name="ce47">
            <text:p>83,2%</text:p>
          </table:table-cell>
          <table:table-cell office:value-type="float" office:value="668265" table:style-name="ce46">
            <text:p>668.265</text:p>
          </table:table-cell>
          <table:table-cell office:value-type="percentage" office:value="0.80606212660530319" table:style-name="ce47">
            <text:p>80,6%</text:p>
          </table:table-cell>
          <table:table-cell office:value-type="float" office:value="563170" table:style-name="ce46">
            <text:p>563.170</text:p>
          </table:table-cell>
          <table:table-cell office:value-type="percentage" office:value="0.83884575110633142" table:style-name="ce47">
            <text:p>83,9%</text:p>
          </table:table-cell>
          <table:table-cell office:value-type="float" office:value="6082552" table:style-name="ce46">
            <text:p>6.082.552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681225593129521" table:style-name="ce47">
            <text:p>89,7%</text:p>
          </table:table-cell>
          <table:table-cell office:value-type="percentage" office:value="0.79290202004809385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35" table:style-name="ce46">
            <text:p>293.535</text:p>
          </table:table-cell>
          <table:table-cell office:value-type="percentage" office:value="1" table:style-name="ce47">
            <text:p>100,0%</text:p>
          </table:table-cell>
          <table:table-cell office:value-type="float" office:value="433172" table:style-name="ce46">
            <text:p>433.172</text:p>
          </table:table-cell>
          <table:table-cell office:value-type="percentage" office:value="0.98498326420723281" table:style-name="ce47">
            <text:p>98,5%</text:p>
          </table:table-cell>
          <table:table-cell office:value-type="float" office:value="569955" table:style-name="ce46">
            <text:p>569.955</text:p>
          </table:table-cell>
          <table:table-cell office:value-type="percentage" office:value="0.95447466255819402" table:style-name="ce47">
            <text:p>95,4%</text:p>
          </table:table-cell>
          <table:table-cell office:value-type="float" office:value="715079" table:style-name="ce46">
            <text:p>715.079</text:p>
          </table:table-cell>
          <table:table-cell office:value-type="percentage" office:value="0.93805949394985677" table:style-name="ce47">
            <text:p>93,8%</text:p>
          </table:table-cell>
          <table:table-cell office:value-type="float" office:value="755837" table:style-name="ce46">
            <text:p>755.837</text:p>
          </table:table-cell>
          <table:table-cell office:value-type="percentage" office:value="0.89903214257252384" table:style-name="ce47">
            <text:p>89,9%</text:p>
          </table:table-cell>
          <table:table-cell office:value-type="float" office:value="515864" table:style-name="ce46">
            <text:p>515.864</text:p>
          </table:table-cell>
          <table:table-cell office:value-type="percentage" office:value="0.84027749498713999" table:style-name="ce47">
            <text:p>84,0%</text:p>
          </table:table-cell>
          <table:table-cell office:value-type="float" office:value="431140" table:style-name="ce46">
            <text:p>431.140</text:p>
          </table:table-cell>
          <table:table-cell office:value-type="percentage" office:value="0.84080090020340381" table:style-name="ce47">
            <text:p>84,1%</text:p>
          </table:table-cell>
          <table:table-cell office:value-type="float" office:value="379859" table:style-name="ce46">
            <text:p>379.859</text:p>
          </table:table-cell>
          <table:table-cell office:value-type="percentage" office:value="0.87774078087848251" table:style-name="ce47">
            <text:p>87,8%</text:p>
          </table:table-cell>
          <table:table-cell office:value-type="float" office:value="4094441" table:style-name="ce46">
            <text:p>4.094.44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49093972296691" table:style-name="ce47">
            <text:p>91,1%</text:p>
          </table:table-cell>
          <table:table-cell office:value-type="percentage" office:value="0.8112551007569776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5" table:style-name="ce46">
            <text:p>77.625</text:p>
          </table:table-cell>
          <table:table-cell office:value-type="percentage" office:value="1" table:style-name="ce47">
            <text:p>100,0%</text:p>
          </table:table-cell>
          <table:table-cell office:value-type="float" office:value="95704" table:style-name="ce46">
            <text:p>95.704</text:p>
          </table:table-cell>
          <table:table-cell office:value-type="percentage" office:value="1" table:style-name="ce47">
            <text:p>100,0%</text:p>
          </table:table-cell>
          <table:table-cell office:value-type="float" office:value="132413" table:style-name="ce46">
            <text:p>132.413</text:p>
          </table:table-cell>
          <table:table-cell office:value-type="percentage" office:value="1.013222634579332" table:style-name="ce47">
            <text:p>101,3%</text:p>
          </table:table-cell>
          <table:table-cell office:value-type="float" office:value="161273" table:style-name="ce46">
            <text:p>161.273</text:p>
          </table:table-cell>
          <table:table-cell office:value-type="percentage" office:value="0.96022696825897724" table:style-name="ce47">
            <text:p>96,0%</text:p>
          </table:table-cell>
          <table:table-cell office:value-type="float" office:value="145594" table:style-name="ce46">
            <text:p>145.594</text:p>
          </table:table-cell>
          <table:table-cell office:value-type="percentage" office:value="0.92419510461100951" table:style-name="ce47">
            <text:p>92,4%</text:p>
          </table:table-cell>
          <table:table-cell office:value-type="float" office:value="112375" table:style-name="ce46">
            <text:p>112.375</text:p>
          </table:table-cell>
          <table:table-cell office:value-type="percentage" office:value="0.86547496187674255" table:style-name="ce47">
            <text:p>86,5%</text:p>
          </table:table-cell>
          <table:table-cell office:value-type="float" office:value="92549" table:style-name="ce46">
            <text:p>92.549</text:p>
          </table:table-cell>
          <table:table-cell office:value-type="percentage" office:value="0.82261390503617582" table:style-name="ce47">
            <text:p>82,3%</text:p>
          </table:table-cell>
          <table:table-cell office:value-type="float" office:value="77891" table:style-name="ce46">
            <text:p>77.891</text:p>
          </table:table-cell>
          <table:table-cell office:value-type="percentage" office:value="0.90878437503646059" table:style-name="ce47">
            <text:p>90,9%</text:p>
          </table:table-cell>
          <table:table-cell office:value-type="float" office:value="895424" table:style-name="ce46">
            <text:p>895.42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66072913705801" table:style-name="ce47">
            <text:p>94,3%</text:p>
          </table:table-cell>
          <table:table-cell office:value-type="percentage" office:value="0.8463372838726690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61" table:style-name="ce46">
            <text:p>241.461</text:p>
          </table:table-cell>
          <table:table-cell office:value-type="percentage" office:value="1" table:style-name="ce47">
            <text:p>100,0%</text:p>
          </table:table-cell>
          <table:table-cell office:value-type="float" office:value="291085" table:style-name="ce46">
            <text:p>291.085</text:p>
          </table:table-cell>
          <table:table-cell office:value-type="percentage" office:value="0.99690399295863885" table:style-name="ce47">
            <text:p>99,7%</text:p>
          </table:table-cell>
          <table:table-cell office:value-type="float" office:value="347246" table:style-name="ce46">
            <text:p>347.246</text:p>
          </table:table-cell>
          <table:table-cell office:value-type="percentage" office:value="0.9821249780804715" table:style-name="ce47">
            <text:p>98,2%</text:p>
          </table:table-cell>
          <table:table-cell office:value-type="float" office:value="391827" table:style-name="ce46">
            <text:p>391.827</text:p>
          </table:table-cell>
          <table:table-cell office:value-type="percentage" office:value="0.9575439882697947" table:style-name="ce47">
            <text:p>95,8%</text:p>
          </table:table-cell>
          <table:table-cell office:value-type="float" office:value="409663" table:style-name="ce46">
            <text:p>409.663</text:p>
          </table:table-cell>
          <table:table-cell office:value-type="percentage" office:value="0.92508756043420037" table:style-name="ce47">
            <text:p>92,5%</text:p>
          </table:table-cell>
          <table:table-cell office:value-type="float" office:value="265387" table:style-name="ce46">
            <text:p>265.387</text:p>
          </table:table-cell>
          <table:table-cell office:value-type="percentage" office:value="0.85997640943881681" table:style-name="ce47">
            <text:p>86,0%</text:p>
          </table:table-cell>
          <table:table-cell office:value-type="float" office:value="200156" table:style-name="ce46">
            <text:p>200.156</text:p>
          </table:table-cell>
          <table:table-cell office:value-type="percentage" office:value="0.86887594308089011" table:style-name="ce47">
            <text:p>86,9%</text:p>
          </table:table-cell>
          <table:table-cell office:value-type="float" office:value="173016" table:style-name="ce46">
            <text:p>173.016</text:p>
          </table:table-cell>
          <table:table-cell office:value-type="percentage" office:value="0.94366873200104717" table:style-name="ce47">
            <text:p>94,4%</text:p>
          </table:table-cell>
          <table:table-cell office:value-type="float" office:value="2319841" table:style-name="ce46">
            <text:p>2.319.84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51182695357361" table:style-name="ce47">
            <text:p>94,5%</text:p>
          </table:table-cell>
          <table:table-cell office:value-type="percentage" office:value="0.86019564859489273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4" table:style-name="ce46">
            <text:p>2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21" table:style-name="ce46">
            <text:p>38.021</text:p>
          </table:table-cell>
          <table:table-cell office:value-type="percentage" office:value="0.9846428756409592" table:style-name="ce47">
            <text:p>98,5%</text:p>
          </table:table-cell>
          <table:table-cell office:value-type="float" office:value="45230" table:style-name="ce46">
            <text:p>45.230</text:p>
          </table:table-cell>
          <table:table-cell office:value-type="percentage" office:value="0.95221052631578951" table:style-name="ce47">
            <text:p>95,2%</text:p>
          </table:table-cell>
          <table:table-cell office:value-type="float" office:value="47512" table:style-name="ce46">
            <text:p>47.512</text:p>
          </table:table-cell>
          <table:table-cell office:value-type="percentage" office:value="0.91856778284742091" table:style-name="ce47">
            <text:p>91,9%</text:p>
          </table:table-cell>
          <table:table-cell office:value-type="float" office:value="31491" table:style-name="ce46">
            <text:p>31.491</text:p>
          </table:table-cell>
          <table:table-cell office:value-type="percentage" office:value="0.85028080786262017" table:style-name="ce47">
            <text:p>85,0%</text:p>
          </table:table-cell>
          <table:table-cell office:value-type="float" office:value="24555" table:style-name="ce46">
            <text:p>24.555</text:p>
          </table:table-cell>
          <table:table-cell office:value-type="percentage" office:value="0.81399588941192069" table:style-name="ce47">
            <text:p>81,4%</text:p>
          </table:table-cell>
          <table:table-cell office:value-type="float" office:value="22805" table:style-name="ce46">
            <text:p>22.805</text:p>
          </table:table-cell>
          <table:table-cell office:value-type="percentage" office:value="0.87762170482970947" table:style-name="ce47">
            <text:p>87,8%</text:p>
          </table:table-cell>
          <table:table-cell office:value-type="float" office:value="261514" table:style-name="ce46">
            <text:p>261.514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90710852319356" table:style-name="ce47">
            <text:p>92,9%</text:p>
          </table:table-cell>
          <table:table-cell office:value-type="percentage" office:value="0.82711527756692471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98" table:style-name="ce46">
            <text:p>372.698</text:p>
          </table:table-cell>
          <table:table-cell office:value-type="percentage" office:value="1" table:style-name="ce47">
            <text:p>100,0%</text:p>
          </table:table-cell>
          <table:table-cell office:value-type="float" office:value="511378" table:style-name="ce46">
            <text:p>511.378</text:p>
          </table:table-cell>
          <table:table-cell office:value-type="percentage" office:value="0.97026468077032535" table:style-name="ce47">
            <text:p>97,0%</text:p>
          </table:table-cell>
          <table:table-cell office:value-type="float" office:value="683134" table:style-name="ce46">
            <text:p>683.134</text:p>
          </table:table-cell>
          <table:table-cell office:value-type="percentage" office:value="0.94819406544170515" table:style-name="ce47">
            <text:p>94,8%</text:p>
          </table:table-cell>
          <table:table-cell office:value-type="float" office:value="943389" table:style-name="ce46">
            <text:p>943.389</text:p>
          </table:table-cell>
          <table:table-cell office:value-type="percentage" office:value="0.95315021131406741" table:style-name="ce47">
            <text:p>95,3%</text:p>
          </table:table-cell>
          <table:table-cell office:value-type="float" office:value="1033320" table:style-name="ce46">
            <text:p>1.033.320</text:p>
          </table:table-cell>
          <table:table-cell office:value-type="percentage" office:value="0.89384991604910935" table:style-name="ce47">
            <text:p>89,4%</text:p>
          </table:table-cell>
          <table:table-cell office:value-type="float" office:value="752898" table:style-name="ce46">
            <text:p>752.898</text:p>
          </table:table-cell>
          <table:table-cell office:value-type="percentage" office:value="0.83576956720586471" table:style-name="ce47">
            <text:p>83,6%</text:p>
          </table:table-cell>
          <table:table-cell office:value-type="float" office:value="605653" table:style-name="ce46">
            <text:p>605.653</text:p>
          </table:table-cell>
          <table:table-cell office:value-type="percentage" office:value="0.82339370028427439" table:style-name="ce47">
            <text:p>82,3%</text:p>
          </table:table-cell>
          <table:table-cell office:value-type="float" office:value="466031" table:style-name="ce46">
            <text:p>466.031</text:p>
          </table:table-cell>
          <table:table-cell office:value-type="percentage" office:value="0.81653817850509869" table:style-name="ce47">
            <text:p>81,7%</text:p>
          </table:table-cell>
          <table:table-cell office:value-type="float" office:value="5368501" table:style-name="ce46">
            <text:p>5.368.501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910964965462536" table:style-name="ce47">
            <text:p>89,9%</text:p>
          </table:table-cell>
          <table:table-cell office:value-type="percentage" office:value="0.79464737704985977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10" table:style-name="ce46">
            <text:p>73.410</text:p>
          </table:table-cell>
          <table:table-cell office:value-type="percentage" office:value="1" table:style-name="ce47">
            <text:p>100,0%</text:p>
          </table:table-cell>
          <table:table-cell office:value-type="float" office:value="102995" table:style-name="ce46">
            <text:p>102.995</text:p>
          </table:table-cell>
          <table:table-cell office:value-type="percentage" office:value="0.99107984834779927" table:style-name="ce47">
            <text:p>99,1%</text:p>
          </table:table-cell>
          <table:table-cell office:value-type="float" office:value="146222" table:style-name="ce46">
            <text:p>146.222</text:p>
          </table:table-cell>
          <table:table-cell office:value-type="percentage" office:value="0.95233195042366536" table:style-name="ce47">
            <text:p>95,2%</text:p>
          </table:table-cell>
          <table:table-cell office:value-type="float" office:value="207650" table:style-name="ce46">
            <text:p>207.650</text:p>
          </table:table-cell>
          <table:table-cell office:value-type="percentage" office:value="0.95207310307515258" table:style-name="ce47">
            <text:p>95,2%</text:p>
          </table:table-cell>
          <table:table-cell office:value-type="float" office:value="232270" table:style-name="ce46">
            <text:p>232.270</text:p>
          </table:table-cell>
          <table:table-cell office:value-type="percentage" office:value="0.91999778189711168" table:style-name="ce47">
            <text:p>92,0%</text:p>
          </table:table-cell>
          <table:table-cell office:value-type="float" office:value="169440" table:style-name="ce46">
            <text:p>169.440</text:p>
          </table:table-cell>
          <table:table-cell office:value-type="percentage" office:value="0.85114078181982578" table:style-name="ce47">
            <text:p>85,1%</text:p>
          </table:table-cell>
          <table:table-cell office:value-type="float" office:value="143784" table:style-name="ce46">
            <text:p>143.784</text:p>
          </table:table-cell>
          <table:table-cell office:value-type="percentage" office:value="0.82663462478225125" table:style-name="ce47">
            <text:p>82,7%</text:p>
          </table:table-cell>
          <table:table-cell office:value-type="float" office:value="124000" table:style-name="ce46">
            <text:p>124.000</text:p>
          </table:table-cell>
          <table:table-cell office:value-type="percentage" office:value="0.85744315981634123" table:style-name="ce47">
            <text:p>85,7%</text:p>
          </table:table-cell>
          <table:table-cell office:value-type="float" office:value="1199771" table:style-name="ce46">
            <text:p>1.199.771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56333645513787" table:style-name="ce47">
            <text:p>91,1%</text:p>
          </table:table-cell>
          <table:table-cell office:value-type="percentage" office:value="0.7929350541545831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7" table:style-name="ce46">
            <text:p>42.287</text:p>
          </table:table-cell>
          <table:table-cell office:value-type="percentage" office:value="1" table:style-name="ce47">
            <text:p>100,0%</text:p>
          </table:table-cell>
          <table:table-cell office:value-type="float" office:value="55875" table:style-name="ce46">
            <text:p>55.875</text:p>
          </table:table-cell>
          <table:table-cell office:value-type="percentage" office:value="0.9864936440677966" table:style-name="ce47">
            <text:p>98,6%</text:p>
          </table:table-cell>
          <table:table-cell office:value-type="float" office:value="72232" table:style-name="ce46">
            <text:p>72.232</text:p>
          </table:table-cell>
          <table:table-cell office:value-type="percentage" office:value="0.95456587815514737" table:style-name="ce47">
            <text:p>95,5%</text:p>
          </table:table-cell>
          <table:table-cell office:value-type="float" office:value="92100" table:style-name="ce46">
            <text:p>92.100</text:p>
          </table:table-cell>
          <table:table-cell office:value-type="percentage" office:value="0.9427009764785359" table:style-name="ce47">
            <text:p>94,3%</text:p>
          </table:table-cell>
          <table:table-cell office:value-type="float" office:value="95817" table:style-name="ce46">
            <text:p>95.817</text:p>
          </table:table-cell>
          <table:table-cell office:value-type="percentage" office:value="0.9063023183224086" table:style-name="ce47">
            <text:p>90,6%</text:p>
          </table:table-cell>
          <table:table-cell office:value-type="float" office:value="65007" table:style-name="ce46">
            <text:p>65.007</text:p>
          </table:table-cell>
          <table:table-cell office:value-type="percentage" office:value="0.8472285576509534" table:style-name="ce47">
            <text:p>84,7%</text:p>
          </table:table-cell>
          <table:table-cell office:value-type="float" office:value="58457" table:style-name="ce46">
            <text:p>58.457</text:p>
          </table:table-cell>
          <table:table-cell office:value-type="percentage" office:value="0.84964099880817423" table:style-name="ce47">
            <text:p>85,0%</text:p>
          </table:table-cell>
          <table:table-cell office:value-type="float" office:value="51398" table:style-name="ce46">
            <text:p>51.398</text:p>
          </table:table-cell>
          <table:table-cell office:value-type="percentage" office:value="0.89355192016828633" table:style-name="ce47">
            <text:p>89,4%</text:p>
          </table:table-cell>
          <table:table-cell office:value-type="float" office:value="533173" table:style-name="ce46">
            <text:p>533.173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898809667444592" table:style-name="ce47">
            <text:p>91,9%</text:p>
          </table:table-cell>
          <table:table-cell office:value-type="percentage" office:value="0.81071961852280983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59" table:style-name="ce46">
            <text:p>162.559</text:p>
          </table:table-cell>
          <table:table-cell office:value-type="percentage" office:value="1.0190125747527048" table:style-name="ce47">
            <text:p>101,9%</text:p>
          </table:table-cell>
          <table:table-cell office:value-type="float" office:value="212974" table:style-name="ce46">
            <text:p>212.974</text:p>
          </table:table-cell>
          <table:table-cell office:value-type="percentage" office:value="0.98432286033850047" table:style-name="ce47">
            <text:p>98,4%</text:p>
          </table:table-cell>
          <table:table-cell office:value-type="float" office:value="274998" table:style-name="ce46">
            <text:p>274.998</text:p>
          </table:table-cell>
          <table:table-cell office:value-type="percentage" office:value="0.96774738442372865" table:style-name="ce47">
            <text:p>96,8%</text:p>
          </table:table-cell>
          <table:table-cell office:value-type="float" office:value="323642" table:style-name="ce46">
            <text:p>323.642</text:p>
          </table:table-cell>
          <table:table-cell office:value-type="percentage" office:value="0.95903303137788287" table:style-name="ce47">
            <text:p>95,9%</text:p>
          </table:table-cell>
          <table:table-cell office:value-type="float" office:value="321692" table:style-name="ce46">
            <text:p>321.692</text:p>
          </table:table-cell>
          <table:table-cell office:value-type="percentage" office:value="0.92423232508963871" table:style-name="ce47">
            <text:p>92,4%</text:p>
          </table:table-cell>
          <table:table-cell office:value-type="float" office:value="206314" table:style-name="ce46">
            <text:p>206.314</text:p>
          </table:table-cell>
          <table:table-cell office:value-type="percentage" office:value="0.86819702484903316" table:style-name="ce47">
            <text:p>86,8%</text:p>
          </table:table-cell>
          <table:table-cell office:value-type="float" office:value="169962" table:style-name="ce46">
            <text:p>169.962</text:p>
          </table:table-cell>
          <table:table-cell office:value-type="percentage" office:value="0.85315864769219185" table:style-name="ce47">
            <text:p>85,3%</text:p>
          </table:table-cell>
          <table:table-cell office:value-type="float" office:value="153817" table:style-name="ce46">
            <text:p>153.817</text:p>
          </table:table-cell>
          <table:table-cell office:value-type="percentage" office:value="0.89005711243685515" table:style-name="ce47">
            <text:p>89,0%</text:p>
          </table:table-cell>
          <table:table-cell office:value-type="float" office:value="1825958" table:style-name="ce46">
            <text:p>1.825.958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387300773864046" table:style-name="ce47">
            <text:p>93,4%</text:p>
          </table:table-cell>
          <table:table-cell office:value-type="percentage" office:value="0.83533158760569981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3" table:style-name="ce46">
            <text:p>7.913</text:p>
          </table:table-cell>
          <table:table-cell office:value-type="percentage" office:value="0.95005402809460915" table:style-name="ce47">
            <text:p>95,0%</text:p>
          </table:table-cell>
          <table:table-cell office:value-type="float" office:value="10828" table:style-name="ce46">
            <text:p>10.828</text:p>
          </table:table-cell>
          <table:table-cell office:value-type="percentage" office:value="0.93692134637016522" table:style-name="ce47">
            <text:p>93,7%</text:p>
          </table:table-cell>
          <table:table-cell office:value-type="float" office:value="11316" table:style-name="ce46">
            <text:p>11.316</text:p>
          </table:table-cell>
          <table:table-cell office:value-type="percentage" office:value="0.91575625151735862" table:style-name="ce47">
            <text:p>91,6%</text:p>
          </table:table-cell>
          <table:table-cell office:value-type="float" office:value="9298" table:style-name="ce46">
            <text:p>9.298</text:p>
          </table:table-cell>
          <table:table-cell office:value-type="percentage" office:value="0.81568558645495215" table:style-name="ce47">
            <text:p>81,6%</text:p>
          </table:table-cell>
          <table:table-cell office:value-type="float" office:value="9014" table:style-name="ce46">
            <text:p>9.014</text:p>
          </table:table-cell>
          <table:table-cell office:value-type="percentage" office:value="0.82963644730786934" table:style-name="ce47">
            <text:p>83,0%</text:p>
          </table:table-cell>
          <table:table-cell office:value-type="float" office:value="8528" table:style-name="ce46">
            <text:p>8.528</text:p>
          </table:table-cell>
          <table:table-cell office:value-type="percentage" office:value="0.91886650145458459" table:style-name="ce47">
            <text:p>91,9%</text:p>
          </table:table-cell>
          <table:table-cell office:value-type="float" office:value="63440" table:style-name="ce46">
            <text:p>63.440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315631643413251" table:style-name="ce47">
            <text:p>89,3%</text:p>
          </table:table-cell>
          <table:table-cell office:value-type="percentage" office:value="0.75960582875342741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4" table:style-name="ce46">
            <text:p>3.364</text:p>
          </table:table-cell>
          <table:table-cell office:value-type="percentage" office:value="0.88456481724953984" table:style-name="ce47">
            <text:p>88,5%</text:p>
          </table:table-cell>
          <table:table-cell office:value-type="float" office:value="7361" table:style-name="ce46">
            <text:p>7.361</text:p>
          </table:table-cell>
          <table:table-cell office:value-type="percentage" office:value="0.91955028107432857" table:style-name="ce47">
            <text:p>92,0%</text:p>
          </table:table-cell>
          <table:table-cell office:value-type="float" office:value="9974" table:style-name="ce46">
            <text:p>9.974</text:p>
          </table:table-cell>
          <table:table-cell office:value-type="percentage" office:value="0.92343301546153134" table:style-name="ce47">
            <text:p>92,3%</text:p>
          </table:table-cell>
          <table:table-cell office:value-type="float" office:value="10446" table:style-name="ce46">
            <text:p>10.446</text:p>
          </table:table-cell>
          <table:table-cell office:value-type="percentage" office:value="0.95633067838505903" table:style-name="ce47">
            <text:p>95,6%</text:p>
          </table:table-cell>
          <table:table-cell office:value-type="float" office:value="8913" table:style-name="ce46">
            <text:p>8.913</text:p>
          </table:table-cell>
          <table:table-cell office:value-type="percentage" office:value="0.81382395909422933" table:style-name="ce47">
            <text:p>81,4%</text:p>
          </table:table-cell>
          <table:table-cell office:value-type="float" office:value="8877" table:style-name="ce46">
            <text:p>8.877</text:p>
          </table:table-cell>
          <table:table-cell office:value-type="percentage" office:value="0.75930202720041062" table:style-name="ce47">
            <text:p>75,9%</text:p>
          </table:table-cell>
          <table:table-cell office:value-type="float" office:value="8145" table:style-name="ce46">
            <text:p>8.145</text:p>
          </table:table-cell>
          <table:table-cell office:value-type="percentage" office:value="0.85020876826722336" table:style-name="ce47">
            <text:p>85,0%</text:p>
          </table:table-cell>
          <table:table-cell office:value-type="float" office:value="59130" table:style-name="ce46">
            <text:p>59.13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617056807195381" table:style-name="ce47">
            <text:p>86,6%</text:p>
          </table:table-cell>
          <table:table-cell office:value-type="percentage" office:value="0.70374425745638047" table:style-name="ce47">
            <text:p>7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69" table:style-name="ce46">
            <text:p>3.569</text:p>
          </table:table-cell>
          <table:table-cell office:value-type="string" table:style-name="ce47">
            <text:p>-</text:p>
          </table:table-cell>
          <table:table-cell office:value-type="float" office:value="9282" table:style-name="ce46">
            <text:p>9.282</text:p>
          </table:table-cell>
          <table:table-cell office:value-type="string" table:style-name="ce47">
            <text:p>-</text:p>
          </table:table-cell>
          <table:table-cell office:value-type="float" office:value="21646" table:style-name="ce46">
            <text:p>21.646</text:p>
          </table:table-cell>
          <table:table-cell office:value-type="string" table:style-name="ce47">
            <text:p>-</text:p>
          </table:table-cell>
          <table:table-cell office:value-type="float" office:value="31365" table:style-name="ce46">
            <text:p>31.365</text:p>
          </table:table-cell>
          <table:table-cell office:value-type="string" table:style-name="ce47">
            <text:p>-</text:p>
          </table:table-cell>
          <table:table-cell office:value-type="float" office:value="23725" table:style-name="ce46">
            <text:p>23.725</text:p>
          </table:table-cell>
          <table:table-cell office:value-type="string" table:style-name="ce47">
            <text:p>-</text:p>
          </table:table-cell>
          <table:table-cell office:value-type="float" office:value="1251" table:style-name="ce46">
            <text:p>1.251</text:p>
          </table:table-cell>
          <table:table-cell office:value-type="string" table:style-name="ce47">
            <text:p>-</text:p>
          </table:table-cell>
          <table:table-cell office:value-type="float" office:value="90879" table:style-name="ce46">
            <text:p>90.87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4" table:style-name="ce49">
            <text:p>284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6" table:style-name="ce49">
            <text:p>1.806</text:p>
          </table:table-cell>
          <table:table-cell office:value-type="string" table:style-name="ce50">
            <text:p>-</text:p>
          </table:table-cell>
          <table:table-cell office:value-type="float" office:value="2214" table:style-name="ce49">
            <text:p>2.214</text:p>
          </table:table-cell>
          <table:table-cell office:value-type="string" table:style-name="ce50">
            <text:p>-</text:p>
          </table:table-cell>
          <table:table-cell office:value-type="float" office:value="1984" table:style-name="ce49">
            <text:p>1.984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74" table:style-name="ce49">
            <text:p>7.47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7098" table:style-name="ce53">
            <text:p>2.917.098</text:p>
          </table:table-cell>
          <table:table-cell office:value-type="percentage" office:value="1" table:style-name="ce54">
            <text:p>100,0%</text:p>
          </table:table-cell>
          <table:table-cell office:value-type="float" office:value="3938241" table:style-name="ce53">
            <text:p>3.938.241</text:p>
          </table:table-cell>
          <table:table-cell office:value-type="percentage" office:value="0.9853413793785023" table:style-name="ce54">
            <text:p>98,5%</text:p>
          </table:table-cell>
          <table:table-cell office:value-type="float" office:value="5260413" table:style-name="ce53">
            <text:p>5.260.413</text:p>
          </table:table-cell>
          <table:table-cell office:value-type="percentage" office:value="0.95510852158629977" table:style-name="ce54">
            <text:p>95,5%</text:p>
          </table:table-cell>
          <table:table-cell office:value-type="float" office:value="6694406" table:style-name="ce53">
            <text:p>6.694.406</text:p>
          </table:table-cell>
          <table:table-cell office:value-type="percentage" office:value="0.93894453550310719" table:style-name="ce54">
            <text:p>93,9%</text:p>
          </table:table-cell>
          <table:table-cell office:value-type="float" office:value="7014199" table:style-name="ce53">
            <text:p>7.014.199</text:p>
          </table:table-cell>
          <table:table-cell office:value-type="percentage" office:value="0.8973226667458124" table:style-name="ce54">
            <text:p>89,7%</text:p>
          </table:table-cell>
          <table:table-cell office:value-type="float" office:value="4967184" table:style-name="ce53">
            <text:p>4.967.184</text:p>
          </table:table-cell>
          <table:table-cell office:value-type="percentage" office:value="0.83594198605861303" table:style-name="ce54">
            <text:p>83,6%</text:p>
          </table:table-cell>
          <table:table-cell office:value-type="float" office:value="4065007" table:style-name="ce53">
            <text:p>4.065.007</text:p>
          </table:table-cell>
          <table:table-cell office:value-type="percentage" office:value="0.82544833545025442" table:style-name="ce54">
            <text:p>82,5%</text:p>
          </table:table-cell>
          <table:table-cell office:value-type="float" office:value="3438901" table:style-name="ce53">
            <text:p>3.438.901</text:p>
          </table:table-cell>
          <table:table-cell office:value-type="percentage" office:value="0.86318619504904914" table:style-name="ce54">
            <text:p>86,3%</text:p>
          </table:table-cell>
          <table:table-cell office:value-type="float" office:value="38295449" table:style-name="ce53">
            <text:p>38.295.449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779706157868834" table:style-name="ce54">
            <text:p>90,8%</text:p>
          </table:table-cell>
          <table:table-cell office:value-type="percentage" office:value="0.80794307489085615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90240" table:style-name="ce60">
            <text:p>990.240</text:p>
          </table:table-cell>
          <table:table-cell office:value-type="percentage" office:value="0.91461505424015299" table:style-name="ce61">
            <text:p>91,5%</text:p>
          </table:table-cell>
          <table:table-cell office:value-type="float" office:value="840668" table:style-name="ce60">
            <text:p>840.668</text:p>
          </table:table-cell>
          <table:table-cell office:value-type="percentage" office:value="0.90417742213044228" table:style-name="ce61">
            <text:p>90,4%</text:p>
          </table:table-cell>
          <table:table-cell office:value-type="float" office:value="770058" table:style-name="ce60">
            <text:p>770.058</text:p>
          </table:table-cell>
          <table:table-cell office:value-type="percentage" office:value="0.63218844692849341" table:style-name="ce61">
            <text:p>63,2%</text:p>
          </table:table-cell>
          <table:table-cell office:value-type="float" office:value="508851" table:style-name="ce60">
            <text:p>508.851</text:p>
          </table:table-cell>
          <table:table-cell office:value-type="percentage" office:value="0.40403405996064873" table:style-name="ce61">
            <text:p>40,4%</text:p>
          </table:table-cell>
          <table:table-cell office:value-type="float" office:value="199307" table:style-name="ce60">
            <text:p>199.307</text:p>
          </table:table-cell>
          <table:table-cell office:value-type="percentage" office:value="0.21179642328467393" table:style-name="ce61">
            <text:p>21,2%</text:p>
          </table:table-cell>
          <table:table-cell office:value-type="float" office:value="77310" table:style-name="ce60">
            <text:p>77.310</text:p>
          </table:table-cell>
          <table:table-cell office:value-type="percentage" office:value="9.9051128370569855E-2" table:style-name="ce61">
            <text:p>9,9%</text:p>
          </table:table-cell>
          <table:table-cell office:value-type="float" office:value="191551" table:style-name="ce60">
            <text:p>191.551</text:p>
          </table:table-cell>
          <table:table-cell office:value-type="percentage" office:value="0.60129896221143764" table:style-name="ce44">
            <text:p>60,1%</text:p>
          </table:table-cell>
          <table:table-cell office:value-type="float" office:value="728881" table:style-name="ce60">
            <text:p>728.881</text:p>
          </table:table-cell>
          <table:table-cell office:value-type="percentage" office:value="0.8417854771185217" table:style-name="ce44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515" table:style-name="ce7">
            <text:p>200.515</text:p>
          </table:table-cell>
          <table:table-cell office:value-type="percentage" office:value="0.91318347011084899" table:style-name="ce47">
            <text:p>91,3%</text:p>
          </table:table-cell>
          <table:table-cell office:value-type="float" office:value="139470" table:style-name="ce7">
            <text:p>139.470</text:p>
          </table:table-cell>
          <table:table-cell office:value-type="percentage" office:value="0.90430463790856452" table:style-name="ce47">
            <text:p>90,4%</text:p>
          </table:table-cell>
          <table:table-cell office:value-type="float" office:value="125090" table:style-name="ce7">
            <text:p>125.090</text:p>
          </table:table-cell>
          <table:table-cell office:value-type="percentage" office:value="0.67107649059559449" table:style-name="ce47">
            <text:p>67,1%</text:p>
          </table:table-cell>
          <table:table-cell office:value-type="float" office:value="87393" table:style-name="ce7">
            <text:p>87.393</text:p>
          </table:table-cell>
          <table:table-cell office:value-type="percentage" office:value="0.46187141611394444" table:style-name="ce47">
            <text:p>46,2%</text:p>
          </table:table-cell>
          <table:table-cell office:value-type="float" office:value="34307" table:style-name="ce7">
            <text:p>34.307</text:p>
          </table:table-cell>
          <table:table-cell office:value-type="percentage" office:value="0.26835258872210443" table:style-name="ce47">
            <text:p>26,8%</text:p>
          </table:table-cell>
          <table:table-cell office:value-type="float" office:value="22108" table:style-name="ce7">
            <text:p>22.108</text:p>
          </table:table-cell>
          <table:table-cell office:value-type="percentage" office:value="0.20835768005579328" table:style-name="ce47">
            <text:p>20,8%</text:p>
          </table:table-cell>
          <table:table-cell office:value-type="float" office:value="35533" table:style-name="ce7">
            <text:p>35.533</text:p>
          </table:table-cell>
          <table:table-cell office:value-type="percentage" office:value="0.60470380013954839" table:style-name="ce47">
            <text:p>60,5%</text:p>
          </table:table-cell>
          <table:table-cell office:value-type="float" office:value="115793" table:style-name="ce7">
            <text:p>115.793</text:p>
          </table:table-cell>
          <table:table-cell office:value-type="percentage" office:value="0.85653946015519244" table:style-name="ce47">
            <text:p>85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1228" table:style-name="ce7">
            <text:p>191.228</text:p>
          </table:table-cell>
          <table:table-cell office:value-type="percentage" office:value="0.94397219836309965" table:style-name="ce47">
            <text:p>94,4%</text:p>
          </table:table-cell>
          <table:table-cell office:value-type="float" office:value="140963" table:style-name="ce7">
            <text:p>140.963</text:p>
          </table:table-cell>
          <table:table-cell office:value-type="percentage" office:value="0.95241409132062216" table:style-name="ce47">
            <text:p>95,2%</text:p>
          </table:table-cell>
          <table:table-cell office:value-type="float" office:value="141563" table:style-name="ce7">
            <text:p>141.563</text:p>
          </table:table-cell>
          <table:table-cell office:value-type="percentage" office:value="0.92448098637079024" table:style-name="ce47">
            <text:p>92,4%</text:p>
          </table:table-cell>
          <table:table-cell office:value-type="float" office:value="119701" table:style-name="ce7">
            <text:p>119.701</text:p>
          </table:table-cell>
          <table:table-cell office:value-type="percentage" office:value="0.79295291343172847" table:style-name="ce47">
            <text:p>79,3%</text:p>
          </table:table-cell>
          <table:table-cell office:value-type="float" office:value="51858" table:style-name="ce7">
            <text:p>51.858</text:p>
          </table:table-cell>
          <table:table-cell office:value-type="percentage" office:value="0.57042602105355789" table:style-name="ce47">
            <text:p>57,0%</text:p>
          </table:table-cell>
          <table:table-cell office:value-type="float" office:value="29879" table:style-name="ce7">
            <text:p>29.879</text:p>
          </table:table-cell>
          <table:table-cell office:value-type="percentage" office:value="0.44963281767290675" table:style-name="ce47">
            <text:p>45,0%</text:p>
          </table:table-cell>
          <table:table-cell office:value-type="float" office:value="41371" table:style-name="ce7">
            <text:p>41.371</text:p>
          </table:table-cell>
          <table:table-cell office:value-type="percentage" office:value="0.91296480194196183" table:style-name="ce47">
            <text:p>91,3%</text:p>
          </table:table-cell>
          <table:table-cell office:value-type="float" office:value="113014" table:style-name="ce7">
            <text:p>113.014</text:p>
          </table:table-cell>
          <table:table-cell office:value-type="percentage" office:value="0.96125679388274121" table:style-name="ce47">
            <text:p>96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620" table:style-name="ce7">
            <text:p>118.620</text:p>
          </table:table-cell>
          <table:table-cell office:value-type="percentage" office:value="0.90661041432600376" table:style-name="ce47">
            <text:p>90,7%</text:p>
          </table:table-cell>
          <table:table-cell office:value-type="float" office:value="93373" table:style-name="ce7">
            <text:p>93.373</text:p>
          </table:table-cell>
          <table:table-cell office:value-type="percentage" office:value="0.83731336591489935" table:style-name="ce47">
            <text:p>83,7%</text:p>
          </table:table-cell>
          <table:table-cell office:value-type="float" office:value="93379" table:style-name="ce7">
            <text:p>93.379</text:p>
          </table:table-cell>
          <table:table-cell office:value-type="percentage" office:value="0.61416178317975834" table:style-name="ce47">
            <text:p>61,4%</text:p>
          </table:table-cell>
          <table:table-cell office:value-type="float" office:value="67186" table:style-name="ce7">
            <text:p>67.186</text:p>
          </table:table-cell>
          <table:table-cell office:value-type="percentage" office:value="0.39204084609773887" table:style-name="ce47">
            <text:p>39,2%</text:p>
          </table:table-cell>
          <table:table-cell office:value-type="float" office:value="26507" table:style-name="ce7">
            <text:p>26.507</text:p>
          </table:table-cell>
          <table:table-cell office:value-type="percentage" office:value="0.20113669130256628" table:style-name="ce47">
            <text:p>20,1%</text:p>
          </table:table-cell>
          <table:table-cell office:value-type="float" office:value="16074" table:style-name="ce7">
            <text:p>16.074</text:p>
          </table:table-cell>
          <table:table-cell office:value-type="percentage" office:value="0.15845663982019104" table:style-name="ce47">
            <text:p>15,8%</text:p>
          </table:table-cell>
          <table:table-cell office:value-type="float" office:value="32918" table:style-name="ce7">
            <text:p>32.918</text:p>
          </table:table-cell>
          <table:table-cell office:value-type="percentage" office:value="0.64555224348917473" table:style-name="ce47">
            <text:p>64,6%</text:p>
          </table:table-cell>
          <table:table-cell office:value-type="float" office:value="97496" table:style-name="ce7">
            <text:p>97.496</text:p>
          </table:table-cell>
          <table:table-cell office:value-type="percentage" office:value="0.81285954878191125" table:style-name="ce47">
            <text:p>81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8820" table:style-name="ce7">
            <text:p>218.820</text:p>
          </table:table-cell>
          <table:table-cell office:value-type="percentage" office:value="0.89780042588284525" table:style-name="ce47">
            <text:p>89,8%</text:p>
          </table:table-cell>
          <table:table-cell office:value-type="float" office:value="188769" table:style-name="ce7">
            <text:p>188.769</text:p>
          </table:table-cell>
          <table:table-cell office:value-type="percentage" office:value="0.84625488648997593" table:style-name="ce47">
            <text:p>84,6%</text:p>
          </table:table-cell>
          <table:table-cell office:value-type="float" office:value="222384" table:style-name="ce7">
            <text:p>222.384</text:p>
          </table:table-cell>
          <table:table-cell office:value-type="percentage" office:value="0.69146673631580913" table:style-name="ce47">
            <text:p>69,1%</text:p>
          </table:table-cell>
          <table:table-cell office:value-type="float" office:value="156968" table:style-name="ce7">
            <text:p>156.968</text:p>
          </table:table-cell>
          <table:table-cell office:value-type="percentage" office:value="0.49205189854768078" table:style-name="ce47">
            <text:p>49,2%</text:p>
          </table:table-cell>
          <table:table-cell office:value-type="float" office:value="51795" table:style-name="ce7">
            <text:p>51.795</text:p>
          </table:table-cell>
          <table:table-cell office:value-type="percentage" office:value="0.22511245843927244" table:style-name="ce47">
            <text:p>22,5%</text:p>
          </table:table-cell>
          <table:table-cell office:value-type="float" office:value="20240" table:style-name="ce7">
            <text:p>20.240</text:p>
          </table:table-cell>
          <table:table-cell office:value-type="percentage" office:value="0.10818901004917682" table:style-name="ce47">
            <text:p>10,8%</text:p>
          </table:table-cell>
          <table:table-cell office:value-type="float" office:value="93690" table:style-name="ce7">
            <text:p>93.690</text:p>
          </table:table-cell>
          <table:table-cell office:value-type="percentage" office:value="0.69771078774519291" table:style-name="ce47">
            <text:p>69,8%</text:p>
          </table:table-cell>
          <table:table-cell office:value-type="float" office:value="180343" table:style-name="ce7">
            <text:p>180.343</text:p>
          </table:table-cell>
          <table:table-cell office:value-type="percentage" office:value="0.80964609437782553" table:style-name="ce47">
            <text:p>81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2062" table:style-name="ce7">
            <text:p>92.062</text:p>
          </table:table-cell>
          <table:table-cell office:value-type="percentage" office:value="0.93720859207981266" table:style-name="ce47">
            <text:p>93,7%</text:p>
          </table:table-cell>
          <table:table-cell office:value-type="float" office:value="74533" table:style-name="ce7">
            <text:p>74.533</text:p>
          </table:table-cell>
          <table:table-cell office:value-type="percentage" office:value="0.96881661727239643" table:style-name="ce47">
            <text:p>96,9%</text:p>
          </table:table-cell>
          <table:table-cell office:value-type="float" office:value="67136" table:style-name="ce7">
            <text:p>67.136</text:p>
          </table:table-cell>
          <table:table-cell office:value-type="percentage" office:value="0.79234282612031015" table:style-name="ce47">
            <text:p>79,2%</text:p>
          </table:table-cell>
          <table:table-cell office:value-type="float" office:value="50262" table:style-name="ce7">
            <text:p>50.262</text:p>
          </table:table-cell>
          <table:table-cell office:value-type="percentage" office:value="0.56638983108146179" table:style-name="ce47">
            <text:p>56,6%</text:p>
          </table:table-cell>
          <table:table-cell office:value-type="float" office:value="20068" table:style-name="ce7">
            <text:p>20.068</text:p>
          </table:table-cell>
          <table:table-cell office:value-type="percentage" office:value="0.35881848090401947" table:style-name="ce47">
            <text:p>35,9%</text:p>
          </table:table-cell>
          <table:table-cell office:value-type="float" office:value="7431" table:style-name="ce7">
            <text:p>7.431</text:p>
          </table:table-cell>
          <table:table-cell office:value-type="percentage" office:value="0.17520571522882136" table:style-name="ce47">
            <text:p>17,5%</text:p>
          </table:table-cell>
          <table:table-cell office:value-type="float" office:value="19512" table:style-name="ce7">
            <text:p>19.512</text:p>
          </table:table-cell>
          <table:table-cell office:value-type="percentage" office:value="0.87951318458417849" table:style-name="ce47">
            <text:p>88,0%</text:p>
          </table:table-cell>
          <table:table-cell office:value-type="float" office:value="55337" table:style-name="ce7">
            <text:p>55.337</text:p>
          </table:table-cell>
          <table:table-cell office:value-type="percentage" office:value="0.93323327037236914" table:style-name="ce47">
            <text:p>93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867" table:style-name="ce7">
            <text:p>445.867</text:p>
          </table:table-cell>
          <table:table-cell office:value-type="percentage" office:value="0.93184430632129378" table:style-name="ce47">
            <text:p>93,2%</text:p>
          </table:table-cell>
          <table:table-cell office:value-type="float" office:value="293100" table:style-name="ce7">
            <text:p>293.100</text:p>
          </table:table-cell>
          <table:table-cell office:value-type="percentage" office:value="0.90926294171844801" table:style-name="ce47">
            <text:p>90,9%</text:p>
          </table:table-cell>
          <table:table-cell office:value-type="float" office:value="291784" table:style-name="ce7">
            <text:p>291.784</text:p>
          </table:table-cell>
          <table:table-cell office:value-type="percentage" office:value="0.82610849851218704" table:style-name="ce47">
            <text:p>82,6%</text:p>
          </table:table-cell>
          <table:table-cell office:value-type="float" office:value="211932" table:style-name="ce7">
            <text:p>211.932</text:p>
          </table:table-cell>
          <table:table-cell office:value-type="percentage" office:value="0.65959552576048996" table:style-name="ce47">
            <text:p>66,0%</text:p>
          </table:table-cell>
          <table:table-cell office:value-type="float" office:value="70679" table:style-name="ce7">
            <text:p>70.679</text:p>
          </table:table-cell>
          <table:table-cell office:value-type="percentage" office:value="0.33143883441422939" table:style-name="ce47">
            <text:p>33,1%</text:p>
          </table:table-cell>
          <table:table-cell office:value-type="float" office:value="22367" table:style-name="ce7">
            <text:p>22.367</text:p>
          </table:table-cell>
          <table:table-cell office:value-type="percentage" office:value="0.12863321102816852" table:style-name="ce47">
            <text:p>12,9%</text:p>
          </table:table-cell>
          <table:table-cell office:value-type="float" office:value="81484" table:style-name="ce7">
            <text:p>81.484</text:p>
          </table:table-cell>
          <table:table-cell office:value-type="percentage" office:value="0.8523609280528881" table:style-name="ce47">
            <text:p>85,2%</text:p>
          </table:table-cell>
          <table:table-cell office:value-type="float" office:value="224550" table:style-name="ce7">
            <text:p>224.550</text:p>
          </table:table-cell>
          <table:table-cell office:value-type="percentage" office:value="0.92265781331536367" table:style-name="ce47">
            <text:p>92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664" table:style-name="ce7">
            <text:p>270.664</text:p>
          </table:table-cell>
          <table:table-cell office:value-type="percentage" office:value="0.9151597938841477" table:style-name="ce47">
            <text:p>91,5%</text:p>
          </table:table-cell>
          <table:table-cell office:value-type="float" office:value="197055" table:style-name="ce7">
            <text:p>197.055</text:p>
          </table:table-cell>
          <table:table-cell office:value-type="percentage" office:value="0.91013431126219335" table:style-name="ce47">
            <text:p>91,0%</text:p>
          </table:table-cell>
          <table:table-cell office:value-type="float" office:value="205828" table:style-name="ce7">
            <text:p>205.828</text:p>
          </table:table-cell>
          <table:table-cell office:value-type="percentage" office:value="0.73286737189917861" table:style-name="ce47">
            <text:p>73,3%</text:p>
          </table:table-cell>
          <table:table-cell office:value-type="float" office:value="145913" table:style-name="ce7">
            <text:p>145.913</text:p>
          </table:table-cell>
          <table:table-cell office:value-type="percentage" office:value="0.51856208685763028" table:style-name="ce47">
            <text:p>51,9%</text:p>
          </table:table-cell>
          <table:table-cell office:value-type="float" office:value="49755" table:style-name="ce7">
            <text:p>49.755</text:p>
          </table:table-cell>
          <table:table-cell office:value-type="percentage" office:value="0.24731337793639591" table:style-name="ce47">
            <text:p>24,7%</text:p>
          </table:table-cell>
          <table:table-cell office:value-type="float" office:value="22758" table:style-name="ce7">
            <text:p>22.758</text:p>
          </table:table-cell>
          <table:table-cell office:value-type="percentage" office:value="0.13465794113818444" table:style-name="ce47">
            <text:p>13,5%</text:p>
          </table:table-cell>
          <table:table-cell office:value-type="float" office:value="63785" table:style-name="ce7">
            <text:p>63.785</text:p>
          </table:table-cell>
          <table:table-cell office:value-type="percentage" office:value="0.82477759387607319" table:style-name="ce47">
            <text:p>82,5%</text:p>
          </table:table-cell>
          <table:table-cell office:value-type="float" office:value="172837" table:style-name="ce7">
            <text:p>172.837</text:p>
          </table:table-cell>
          <table:table-cell office:value-type="percentage" office:value="0.85875338484088137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6435" table:style-name="ce7">
            <text:p>966.435</text:p>
          </table:table-cell>
          <table:table-cell office:value-type="percentage" office:value="0.90091001293892603" table:style-name="ce47">
            <text:p>90,1%</text:p>
          </table:table-cell>
          <table:table-cell office:value-type="float" office:value="700356" table:style-name="ce7">
            <text:p>700.356</text:p>
          </table:table-cell>
          <table:table-cell office:value-type="percentage" office:value="0.88128572111670089" table:style-name="ce47">
            <text:p>88,1%</text:p>
          </table:table-cell>
          <table:table-cell office:value-type="float" office:value="717298" table:style-name="ce7">
            <text:p>717.298</text:p>
          </table:table-cell>
          <table:table-cell office:value-type="percentage" office:value="0.69424221600642655" table:style-name="ce47">
            <text:p>69,4%</text:p>
          </table:table-cell>
          <table:table-cell office:value-type="float" office:value="581116" table:style-name="ce7">
            <text:p>581.116</text:p>
          </table:table-cell>
          <table:table-cell office:value-type="percentage" office:value="0.50713778303722745" table:style-name="ce47">
            <text:p>50,7%</text:p>
          </table:table-cell>
          <table:table-cell office:value-type="float" office:value="247001" table:style-name="ce7">
            <text:p>247.001</text:p>
          </table:table-cell>
          <table:table-cell office:value-type="percentage" office:value="0.30698493542778238" table:style-name="ce47">
            <text:p>30,7%</text:p>
          </table:table-cell>
          <table:table-cell office:value-type="float" office:value="89013" table:style-name="ce7">
            <text:p>89.013</text:p>
          </table:table-cell>
          <table:table-cell office:value-type="percentage" office:value="0.13320015263405985" table:style-name="ce47">
            <text:p>13,3%</text:p>
          </table:table-cell>
          <table:table-cell office:value-type="float" office:value="205036" table:style-name="ce7">
            <text:p>205.036</text:p>
          </table:table-cell>
          <table:table-cell office:value-type="percentage" office:value="0.59010467482307161" table:style-name="ce47">
            <text:p>59,0%</text:p>
          </table:table-cell>
          <table:table-cell office:value-type="float" office:value="693661" table:style-name="ce7">
            <text:p>693.661</text:p>
          </table:table-cell>
          <table:table-cell office:value-type="percentage" office:value="0.86458408637103545" table:style-name="ce47">
            <text:p>86,5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3082" table:style-name="ce7">
            <text:p>683.082</text:p>
          </table:table-cell>
          <table:table-cell office:value-type="percentage" office:value="0.9399689283301248" table:style-name="ce47">
            <text:p>94,0%</text:p>
          </table:table-cell>
          <table:table-cell office:value-type="float" office:value="543652" table:style-name="ce7">
            <text:p>543.652</text:p>
          </table:table-cell>
          <table:table-cell office:value-type="percentage" office:value="0.95385074260248615" table:style-name="ce47">
            <text:p>95,4%</text:p>
          </table:table-cell>
          <table:table-cell office:value-type="float" office:value="556053" table:style-name="ce7">
            <text:p>556.053</text:p>
          </table:table-cell>
          <table:table-cell office:value-type="percentage" office:value="0.77761058568353991" table:style-name="ce47">
            <text:p>77,8%</text:p>
          </table:table-cell>
          <table:table-cell office:value-type="float" office:value="386180" table:style-name="ce7">
            <text:p>386.180</text:p>
          </table:table-cell>
          <table:table-cell office:value-type="percentage" office:value="0.51093026671094433" table:style-name="ce47">
            <text:p>51,1%</text:p>
          </table:table-cell>
          <table:table-cell office:value-type="float" office:value="127945" table:style-name="ce7">
            <text:p>127.945</text:p>
          </table:table-cell>
          <table:table-cell office:value-type="percentage" office:value="0.24802079617883782" table:style-name="ce47">
            <text:p>24,8%</text:p>
          </table:table-cell>
          <table:table-cell office:value-type="float" office:value="47182" table:style-name="ce7">
            <text:p>47.182</text:p>
          </table:table-cell>
          <table:table-cell office:value-type="percentage" office:value="0.1094354502017906" table:style-name="ce47">
            <text:p>10,9%</text:p>
          </table:table-cell>
          <table:table-cell office:value-type="float" office:value="180978" table:style-name="ce7">
            <text:p>180.978</text:p>
          </table:table-cell>
          <table:table-cell office:value-type="percentage" office:value="0.85754900706497794" table:style-name="ce47">
            <text:p>85,8%</text:p>
          </table:table-cell>
          <table:table-cell office:value-type="float" office:value="423208" table:style-name="ce7">
            <text:p>423.208</text:p>
          </table:table-cell>
          <table:table-cell office:value-type="percentage" office:value="0.90670654500346004" table:style-name="ce47">
            <text:p>90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908" table:style-name="ce7">
            <text:p>153.908</text:p>
          </table:table-cell>
          <table:table-cell office:value-type="percentage" office:value="0.88795296805497059" table:style-name="ce47">
            <text:p>88,8%</text:p>
          </table:table-cell>
          <table:table-cell office:value-type="float" office:value="123767" table:style-name="ce7">
            <text:p>123.767</text:p>
          </table:table-cell>
          <table:table-cell office:value-type="percentage" office:value="0.93470429640594199" table:style-name="ce47">
            <text:p>93,5%</text:p>
          </table:table-cell>
          <table:table-cell office:value-type="float" office:value="124878" table:style-name="ce7">
            <text:p>124.878</text:p>
          </table:table-cell>
          <table:table-cell office:value-type="percentage" office:value="0.77432676269431333" table:style-name="ce47">
            <text:p>77,4%</text:p>
          </table:table-cell>
          <table:table-cell office:value-type="float" office:value="83623" table:style-name="ce7">
            <text:p>83.623</text:p>
          </table:table-cell>
          <table:table-cell office:value-type="percentage" office:value="0.57435745978543074" table:style-name="ce47">
            <text:p>57,4%</text:p>
          </table:table-cell>
          <table:table-cell office:value-type="float" office:value="30164" table:style-name="ce7">
            <text:p>30.164</text:p>
          </table:table-cell>
          <table:table-cell office:value-type="percentage" office:value="0.2684226918798665" table:style-name="ce47">
            <text:p>26,8%</text:p>
          </table:table-cell>
          <table:table-cell office:value-type="float" office:value="6157" table:style-name="ce7">
            <text:p>6.157</text:p>
          </table:table-cell>
          <table:table-cell office:value-type="percentage" office:value="6.6526920874347639E-2" table:style-name="ce47">
            <text:p>6,7%</text:p>
          </table:table-cell>
          <table:table-cell office:value-type="float" office:value="34497" table:style-name="ce7">
            <text:p>34.497</text:p>
          </table:table-cell>
          <table:table-cell office:value-type="percentage" office:value="0.86521531940508134" table:style-name="ce47">
            <text:p>86,5%</text:p>
          </table:table-cell>
          <table:table-cell office:value-type="float" office:value="90524" table:style-name="ce7">
            <text:p>90.524</text:p>
          </table:table-cell>
          <table:table-cell office:value-type="percentage" office:value="0.89746792774572204" table:style-name="ce47">
            <text:p>89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4307" table:style-name="ce7">
            <text:p>504.307</text:p>
          </table:table-cell>
          <table:table-cell office:value-type="percentage" office:value="0.94697359476927812" table:style-name="ce47">
            <text:p>94,7%</text:p>
          </table:table-cell>
          <table:table-cell office:value-type="float" office:value="332876" table:style-name="ce7">
            <text:p>332.876</text:p>
          </table:table-cell>
          <table:table-cell office:value-type="percentage" office:value="0.95861723389182307" table:style-name="ce47">
            <text:p>95,9%</text:p>
          </table:table-cell>
          <table:table-cell office:value-type="float" office:value="368920" table:style-name="ce7">
            <text:p>368.920</text:p>
          </table:table-cell>
          <table:table-cell office:value-type="percentage" office:value="0.94153797466739153" table:style-name="ce47">
            <text:p>94,2%</text:p>
          </table:table-cell>
          <table:table-cell office:value-type="float" office:value="366156" table:style-name="ce7">
            <text:p>366.156</text:p>
          </table:table-cell>
          <table:table-cell office:value-type="percentage" office:value="0.89379807305028769" table:style-name="ce47">
            <text:p>89,4%</text:p>
          </table:table-cell>
          <table:table-cell office:value-type="float" office:value="168484" table:style-name="ce7">
            <text:p>168.484</text:p>
          </table:table-cell>
          <table:table-cell office:value-type="percentage" office:value="0.63486154182382704" table:style-name="ce47">
            <text:p>63,5%</text:p>
          </table:table-cell>
          <table:table-cell office:value-type="float" office:value="108032" table:style-name="ce7">
            <text:p>108.032</text:p>
          </table:table-cell>
          <table:table-cell office:value-type="percentage" office:value="0.53973900357720983" table:style-name="ce47">
            <text:p>54,0%</text:p>
          </table:table-cell>
          <table:table-cell office:value-type="float" office:value="111956" table:style-name="ce7">
            <text:p>111.956</text:p>
          </table:table-cell>
          <table:table-cell office:value-type="percentage" office:value="0.90308945712672417" table:style-name="ce47">
            <text:p>90,3%</text:p>
          </table:table-cell>
          <table:table-cell office:value-type="float" office:value="298323" table:style-name="ce7">
            <text:p>298.323</text:p>
          </table:table-cell>
          <table:table-cell office:value-type="percentage" office:value="0.97923833407736138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29" table:style-name="ce7">
            <text:p>47.729</text:p>
          </table:table-cell>
          <table:table-cell office:value-type="percentage" office:value="0.91963391136801542" table:style-name="ce47">
            <text:p>92,0%</text:p>
          </table:table-cell>
          <table:table-cell office:value-type="float" office:value="34938" table:style-name="ce7">
            <text:p>34.938</text:p>
          </table:table-cell>
          <table:table-cell office:value-type="percentage" office:value="0.91891323216117404" table:style-name="ce47">
            <text:p>91,9%</text:p>
          </table:table-cell>
          <table:table-cell office:value-type="float" office:value="28869" table:style-name="ce7">
            <text:p>28.869</text:p>
          </table:table-cell>
          <table:table-cell office:value-type="percentage" office:value="0.63827105903161618" table:style-name="ce47">
            <text:p>63,8%</text:p>
          </table:table-cell>
          <table:table-cell office:value-type="float" office:value="20051" table:style-name="ce7">
            <text:p>20.051</text:p>
          </table:table-cell>
          <table:table-cell office:value-type="percentage" office:value="0.42201970028624347" table:style-name="ce47">
            <text:p>42,2%</text:p>
          </table:table-cell>
          <table:table-cell office:value-type="float" office:value="6418" table:style-name="ce7">
            <text:p>6.418</text:p>
          </table:table-cell>
          <table:table-cell office:value-type="percentage" office:value="0.20380426153504175" table:style-name="ce47">
            <text:p>20,4%</text:p>
          </table:table-cell>
          <table:table-cell office:value-type="float" office:value="2215" table:style-name="ce7">
            <text:p>2.215</text:p>
          </table:table-cell>
          <table:table-cell office:value-type="percentage" office:value="9.0205660761555687E-2" table:style-name="ce47">
            <text:p>9,0%</text:p>
          </table:table-cell>
          <table:table-cell office:value-type="float" office:value="12278" table:style-name="ce7">
            <text:p>12.278</text:p>
          </table:table-cell>
          <table:table-cell office:value-type="percentage" office:value="0.86016533557517161" table:style-name="ce47">
            <text:p>86,0%</text:p>
          </table:table-cell>
          <table:table-cell office:value-type="float" office:value="24473" table:style-name="ce7">
            <text:p>24.473</text:p>
          </table:table-cell>
          <table:table-cell office:value-type="percentage" office:value="0.82542412897568218" table:style-name="ce47">
            <text:p>82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802147" table:style-name="ce7">
            <text:p>802.147</text:p>
          </table:table-cell>
          <table:table-cell office:value-type="percentage" office:value="0.90732810301376809" table:style-name="ce47">
            <text:p>90,7%</text:p>
          </table:table-cell>
          <table:table-cell office:value-type="float" office:value="581519" table:style-name="ce7">
            <text:p>581.519</text:p>
          </table:table-cell>
          <table:table-cell office:value-type="percentage" office:value="0.85125173099274809" table:style-name="ce47">
            <text:p>85,1%</text:p>
          </table:table-cell>
          <table:table-cell office:value-type="float" office:value="642803" table:style-name="ce7">
            <text:p>642.803</text:p>
          </table:table-cell>
          <table:table-cell office:value-type="percentage" office:value="0.68137639934321892" table:style-name="ce47">
            <text:p>68,1%</text:p>
          </table:table-cell>
          <table:table-cell office:value-type="float" office:value="490300" table:style-name="ce7">
            <text:p>490.300</text:p>
          </table:table-cell>
          <table:table-cell office:value-type="percentage" office:value="0.47448999341926995" table:style-name="ce47">
            <text:p>47,4%</text:p>
          </table:table-cell>
          <table:table-cell office:value-type="float" office:value="224402" table:style-name="ce7">
            <text:p>224.402</text:p>
          </table:table-cell>
          <table:table-cell office:value-type="percentage" office:value="0.2980509976118943" table:style-name="ce47">
            <text:p>29,8%</text:p>
          </table:table-cell>
          <table:table-cell office:value-type="float" office:value="120266" table:style-name="ce7">
            <text:p>120.266</text:p>
          </table:table-cell>
          <table:table-cell office:value-type="percentage" office:value="0.19857244990118103" table:style-name="ce47">
            <text:p>19,9%</text:p>
          </table:table-cell>
          <table:table-cell office:value-type="float" office:value="178175" table:style-name="ce7">
            <text:p>178.175</text:p>
          </table:table-cell>
          <table:table-cell office:value-type="percentage" office:value="0.74446793575451675" table:style-name="ce47">
            <text:p>74,4%</text:p>
          </table:table-cell>
          <table:table-cell office:value-type="float" office:value="530796" table:style-name="ce7">
            <text:p>530.796</text:p>
          </table:table-cell>
          <table:table-cell office:value-type="percentage" office:value="0.80140715353373693" table:style-name="ce47">
            <text:p>80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7212" table:style-name="ce7">
            <text:p>157.212</text:p>
          </table:table-cell>
          <table:table-cell office:value-type="percentage" office:value="0.89119922904679572" table:style-name="ce47">
            <text:p>89,1%</text:p>
          </table:table-cell>
          <table:table-cell office:value-type="float" office:value="124214" table:style-name="ce7">
            <text:p>124.214</text:p>
          </table:table-cell>
          <table:table-cell office:value-type="percentage" office:value="0.84948913296220818" table:style-name="ce47">
            <text:p>84,9%</text:p>
          </table:table-cell>
          <table:table-cell office:value-type="float" office:value="137148" table:style-name="ce7">
            <text:p>137.148</text:p>
          </table:table-cell>
          <table:table-cell office:value-type="percentage" office:value="0.66047676378521547" table:style-name="ce47">
            <text:p>66,0%</text:p>
          </table:table-cell>
          <table:table-cell office:value-type="float" office:value="107860" table:style-name="ce7">
            <text:p>107.860</text:p>
          </table:table-cell>
          <table:table-cell office:value-type="percentage" office:value="0.46437335859129464" table:style-name="ce47">
            <text:p>46,4%</text:p>
          </table:table-cell>
          <table:table-cell office:value-type="float" office:value="42456" table:style-name="ce7">
            <text:p>42.456</text:p>
          </table:table-cell>
          <table:table-cell office:value-type="percentage" office:value="0.25056657223796036" table:style-name="ce47">
            <text:p>25,1%</text:p>
          </table:table-cell>
          <table:table-cell office:value-type="float" office:value="28494" table:style-name="ce7">
            <text:p>28.494</text:p>
          </table:table-cell>
          <table:table-cell office:value-type="percentage" office:value="0.19817225838758137" table:style-name="ce47">
            <text:p>19,8%</text:p>
          </table:table-cell>
          <table:table-cell office:value-type="float" office:value="48458" table:style-name="ce7">
            <text:p>48.458</text:p>
          </table:table-cell>
          <table:table-cell office:value-type="percentage" office:value="0.72660478925192307" table:style-name="ce47">
            <text:p>72,7%</text:p>
          </table:table-cell>
          <table:table-cell office:value-type="float" office:value="106514" table:style-name="ce7">
            <text:p>106.514</text:p>
          </table:table-cell>
          <table:table-cell office:value-type="percentage" office:value="0.80810579104296432" table:style-name="ce47">
            <text:p>80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68" table:style-name="ce7">
            <text:p>92.068</text:p>
          </table:table-cell>
          <table:table-cell office:value-type="percentage" office:value="0.93791895030663597" table:style-name="ce47">
            <text:p>93,8%</text:p>
          </table:table-cell>
          <table:table-cell office:value-type="float" office:value="68882" table:style-name="ce7">
            <text:p>68.882</text:p>
          </table:table-cell>
          <table:table-cell office:value-type="percentage" office:value="0.95362166352862998" table:style-name="ce47">
            <text:p>95,4%</text:p>
          </table:table-cell>
          <table:table-cell office:value-type="float" office:value="67628" table:style-name="ce7">
            <text:p>67.628</text:p>
          </table:table-cell>
          <table:table-cell office:value-type="percentage" office:value="0.73428881650380018" table:style-name="ce47">
            <text:p>73,4%</text:p>
          </table:table-cell>
          <table:table-cell office:value-type="float" office:value="50177" table:style-name="ce7">
            <text:p>50.177</text:p>
          </table:table-cell>
          <table:table-cell office:value-type="percentage" office:value="0.52367533944915834" table:style-name="ce47">
            <text:p>52,4%</text:p>
          </table:table-cell>
          <table:table-cell office:value-type="float" office:value="19757" table:style-name="ce7">
            <text:p>19.757</text:p>
          </table:table-cell>
          <table:table-cell office:value-type="percentage" office:value="0.30392111618748752" table:style-name="ce47">
            <text:p>30,4%</text:p>
          </table:table-cell>
          <table:table-cell office:value-type="float" office:value="7382" table:style-name="ce7">
            <text:p>7.382</text:p>
          </table:table-cell>
          <table:table-cell office:value-type="percentage" office:value="0.12628085601382213" table:style-name="ce47">
            <text:p>12,6%</text:p>
          </table:table-cell>
          <table:table-cell office:value-type="float" office:value="19827" table:style-name="ce7">
            <text:p>19.827</text:p>
          </table:table-cell>
          <table:table-cell office:value-type="percentage" office:value="0.83243765219581833" table:style-name="ce47">
            <text:p>83,2%</text:p>
          </table:table-cell>
          <table:table-cell office:value-type="float" office:value="59866" table:style-name="ce7">
            <text:p>59.866</text:p>
          </table:table-cell>
          <table:table-cell office:value-type="percentage" office:value="0.88658847224690485" table:style-name="ce47">
            <text:p>8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2324" table:style-name="ce7">
            <text:p>342.324</text:p>
          </table:table-cell>
          <table:table-cell office:value-type="percentage" office:value="0.91156835750786214" table:style-name="ce47">
            <text:p>91,2%</text:p>
          </table:table-cell>
          <table:table-cell office:value-type="float" office:value="247746" table:style-name="ce7">
            <text:p>247.746</text:p>
          </table:table-cell>
          <table:table-cell office:value-type="percentage" office:value="0.900901097462527" table:style-name="ce47">
            <text:p>90,1%</text:p>
          </table:table-cell>
          <table:table-cell office:value-type="float" office:value="245434" table:style-name="ce7">
            <text:p>245.434</text:p>
          </table:table-cell>
          <table:table-cell office:value-type="percentage" office:value="0.75835027592216087" table:style-name="ce47">
            <text:p>75,8%</text:p>
          </table:table-cell>
          <table:table-cell office:value-type="float" office:value="163537" table:style-name="ce7">
            <text:p>163.537</text:p>
          </table:table-cell>
          <table:table-cell office:value-type="percentage" office:value="0.50836514429951629" table:style-name="ce47">
            <text:p>50,8%</text:p>
          </table:table-cell>
          <table:table-cell office:value-type="float" office:value="55532" table:style-name="ce7">
            <text:p>55.532</text:p>
          </table:table-cell>
          <table:table-cell office:value-type="percentage" office:value="0.26916253865467199" table:style-name="ce47">
            <text:p>26,9%</text:p>
          </table:table-cell>
          <table:table-cell office:value-type="float" office:value="27305" table:style-name="ce7">
            <text:p>27.305</text:p>
          </table:table-cell>
          <table:table-cell office:value-type="percentage" office:value="0.16065355785410856" table:style-name="ce47">
            <text:p>16,1%</text:p>
          </table:table-cell>
          <table:table-cell office:value-type="float" office:value="79399" table:style-name="ce7">
            <text:p>79.399</text:p>
          </table:table-cell>
          <table:table-cell office:value-type="percentage" office:value="0.80205871062892697" table:style-name="ce47">
            <text:p>80,2%</text:p>
          </table:table-cell>
          <table:table-cell office:value-type="float" office:value="191148" table:style-name="ce7">
            <text:p>191.148</text:p>
          </table:table-cell>
          <table:table-cell office:value-type="percentage" office:value="0.86556147746980805" table:style-name="ce47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29" table:style-name="ce7">
            <text:p>5.529</text:p>
          </table:table-cell>
          <table:table-cell office:value-type="percentage" office:value="0.84502521779000461" table:style-name="ce47">
            <text:p>84,5%</text:p>
          </table:table-cell>
          <table:table-cell office:value-type="float" office:value="6481" table:style-name="ce7">
            <text:p>6.481</text:p>
          </table:table-cell>
          <table:table-cell office:value-type="percentage" office:value="0.81903197270314676" table:style-name="ce47">
            <text:p>81,9%</text:p>
          </table:table-cell>
          <table:table-cell office:value-type="float" office:value="6860" table:style-name="ce7">
            <text:p>6.860</text:p>
          </table:table-cell>
          <table:table-cell office:value-type="percentage" office:value="0.63354266715921681" table:style-name="ce47">
            <text:p>63,4%</text:p>
          </table:table-cell>
          <table:table-cell office:value-type="float" office:value="5522" table:style-name="ce7">
            <text:p>5.522</text:p>
          </table:table-cell>
          <table:table-cell office:value-type="percentage" office:value="0.48798161894662423" table:style-name="ce47">
            <text:p>48,8%</text:p>
          </table:table-cell>
          <table:table-cell office:value-type="float" office:value="2654" table:style-name="ce7">
            <text:p>2.654</text:p>
          </table:table-cell>
          <table:table-cell office:value-type="percentage" office:value="0.28543772854377286" table:style-name="ce47">
            <text:p>28,5%</text:p>
          </table:table-cell>
          <table:table-cell office:value-type="float" office:value="995" table:style-name="ce7">
            <text:p>995</text:p>
          </table:table-cell>
          <table:table-cell office:value-type="percentage" office:value="0.11038384734856889" table:style-name="ce47">
            <text:p>11,0%</text:p>
          </table:table-cell>
          <table:table-cell office:value-type="float" office:value="1518" table:style-name="ce7">
            <text:p>1.518</text:p>
          </table:table-cell>
          <table:table-cell office:value-type="percentage" office:value="0.39336615703550143" table:style-name="ce47">
            <text:p>39,3%</text:p>
          </table:table-cell>
          <table:table-cell office:value-type="float" office:value="7485" table:style-name="ce7">
            <text:p>7.485</text:p>
          </table:table-cell>
          <table:table-cell office:value-type="percentage" office:value="0.83781061114842181" table:style-name="ce47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33" table:style-name="ce7">
            <text:p>4.133</text:p>
          </table:table-cell>
          <table:table-cell office:value-type="percentage" office:value="0.76339120797931292" table:style-name="ce47">
            <text:p>76,3%</text:p>
          </table:table-cell>
          <table:table-cell office:value-type="float" office:value="4997" table:style-name="ce7">
            <text:p>4.997</text:p>
          </table:table-cell>
          <table:table-cell office:value-type="percentage" office:value="0.67884798261105828" table:style-name="ce47">
            <text:p>67,9%</text:p>
          </table:table-cell>
          <table:table-cell office:value-type="float" office:value="6082" table:style-name="ce7">
            <text:p>6.082</text:p>
          </table:table-cell>
          <table:table-cell office:value-type="percentage" office:value="0.60978544214958896" table:style-name="ce47">
            <text:p>61,0%</text:p>
          </table:table-cell>
          <table:table-cell office:value-type="float" office:value="5091" table:style-name="ce7">
            <text:p>5.091</text:p>
          </table:table-cell>
          <table:table-cell office:value-type="percentage" office:value="0.48736358414704195" table:style-name="ce47">
            <text:p>48,7%</text:p>
          </table:table-cell>
          <table:table-cell office:value-type="float" office:value="2375" table:style-name="ce7">
            <text:p>2.375</text:p>
          </table:table-cell>
          <table:table-cell office:value-type="percentage" office:value="0.26646471446202175" table:style-name="ce47">
            <text:p>26,6%</text:p>
          </table:table-cell>
          <table:table-cell office:value-type="float" office:value="1374" table:style-name="ce7">
            <text:p>1.374</text:p>
          </table:table-cell>
          <table:table-cell office:value-type="percentage" office:value="0.15478202095302468" table:style-name="ce47">
            <text:p>15,5%</text:p>
          </table:table-cell>
          <table:table-cell office:value-type="float" office:value="1255" table:style-name="ce7">
            <text:p>1.255</text:p>
          </table:table-cell>
          <table:table-cell office:value-type="percentage" office:value="0.27932339194302247" table:style-name="ce47">
            <text:p>27,9%</text:p>
          </table:table-cell>
          <table:table-cell office:value-type="float" office:value="5983" table:style-name="ce7">
            <text:p>5.983</text:p>
          </table:table-cell>
          <table:table-cell office:value-type="percentage" office:value="0.84196453701097662" table:style-name="ce47">
            <text:p>84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7">
            <text:p>19,5%</text:p>
          </table:table-cell>
          <table:table-cell office:value-type="float" office:value="2252" table:style-name="ce7">
            <text:p>2.252</text:p>
          </table:table-cell>
          <table:table-cell office:value-type="percentage" office:value="0.63098907256934711" table:style-name="ce47">
            <text:p>63,1%</text:p>
          </table:table-cell>
          <table:table-cell office:value-type="float" office:value="6087" table:style-name="ce7">
            <text:p>6.087</text:p>
          </table:table-cell>
          <table:table-cell office:value-type="percentage" office:value="0.65578539107950873" table:style-name="ce47">
            <text:p>65,6%</text:p>
          </table:table-cell>
          <table:table-cell office:value-type="float" office:value="12479" table:style-name="ce7">
            <text:p>12.479</text:p>
          </table:table-cell>
          <table:table-cell office:value-type="percentage" office:value="0.57650374203086019" table:style-name="ce47">
            <text:p>57,7%</text:p>
          </table:table-cell>
          <table:table-cell office:value-type="float" office:value="10134" table:style-name="ce7">
            <text:p>10.134</text:p>
          </table:table-cell>
          <table:table-cell office:value-type="percentage" office:value="0.32309899569583933" table:style-name="ce47">
            <text:p>32,3%</text:p>
          </table:table-cell>
          <table:table-cell office:value-type="float" office:value="4836" table:style-name="ce7">
            <text:p>4.836</text:p>
          </table:table-cell>
          <table:table-cell office:value-type="percentage" office:value="0.20383561643835615" table:style-name="ce47">
            <text:p>20,4%</text:p>
          </table:table-cell>
          <table:table-cell office:value-type="float" office:value="1119" table:style-name="ce7">
            <text:p>1.119</text:p>
          </table:table-cell>
          <table:table-cell office:value-type="percentage" office:value="0.88179669030732866" table:style-name="ce47">
            <text:p>88,2%</text:p>
          </table:table-cell>
          <table:table-cell office:value-type="float" office:value="21528" table:style-name="ce7">
            <text:p>21.528</text:p>
          </table:table-cell>
          <table:table-cell office:value-type="percentage" office:value="0.40504995390317788" table:style-name="ce47">
            <text:p>40,5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24" table:style-name="ce7">
            <text:p>24</text:p>
          </table:table-cell>
          <table:table-cell office:value-type="percentage" office:value="0.30769230769230771" table:style-name="ce50">
            <text:p>30,8%</text:p>
          </table:table-cell>
          <table:table-cell office:value-type="float" office:value="190" table:style-name="ce7">
            <text:p>190</text:p>
          </table:table-cell>
          <table:table-cell office:value-type="percentage" office:value="0.66901408450704225" table:style-name="ce50">
            <text:p>66,9%</text:p>
          </table:table-cell>
          <table:table-cell office:value-type="float" office:value="429" table:style-name="ce7">
            <text:p>429</text:p>
          </table:table-cell>
          <table:table-cell office:value-type="percentage" office:value="0.49423963133640553" table:style-name="ce50">
            <text:p>49,4%</text:p>
          </table:table-cell>
          <table:table-cell office:value-type="float" office:value="510" table:style-name="ce7">
            <text:p>510</text:p>
          </table:table-cell>
          <table:table-cell office:value-type="percentage" office:value="0.28239202657807311" table:style-name="ce50">
            <text:p>28,2%</text:p>
          </table:table-cell>
          <table:table-cell office:value-type="float" office:value="455" table:style-name="ce7">
            <text:p>455</text:p>
          </table:table-cell>
          <table:table-cell office:value-type="percentage" office:value="0.20551038843721769" table:style-name="ce50">
            <text:p>20,6%</text:p>
          </table:table-cell>
          <table:table-cell office:value-type="float" office:value="419" table:style-name="ce7">
            <text:p>419</text:p>
          </table:table-cell>
          <table:table-cell office:value-type="percentage" office:value="0.21118951612903225" table:style-name="ce50">
            <text:p>21,1%</text:p>
          </table:table-cell>
          <table:table-cell office:value-type="float" office:value="844" table:style-name="ce7">
            <text:p>844</text:p>
          </table:table-cell>
          <table:table-cell office:value-type="percentage" office:value="0.18957771787960467" table:style-name="ce50">
            <text:p>19,0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86922" table:style-name="ce65">
            <text:p>6.286.922</text:p>
          </table:table-cell>
          <table:table-cell office:value-type="percentage" office:value="0.91708404208748828" table:style-name="ce66">
            <text:p>91,71%</text:p>
          </table:table-cell>
          <table:table-cell office:value-type="float" office:value="4739801" table:style-name="ce65">
            <text:p>4.739.801</text:p>
          </table:table-cell>
          <table:table-cell office:value-type="percentage" office:value="0.90103210527386346" table:style-name="ce66">
            <text:p>90,10%</text:p>
          </table:table-cell>
          <table:table-cell office:value-type="float" office:value="4825711" table:style-name="ce65">
            <text:p>4.825.711</text:p>
          </table:table-cell>
          <table:table-cell office:value-type="percentage" office:value="0.72085723513034616" table:style-name="ce66">
            <text:p>72,09%</text:p>
          </table:table-cell>
          <table:table-cell office:value-type="float" office:value="3620808" table:style-name="ce65">
            <text:p>3.620.808</text:p>
          </table:table-cell>
          <table:table-cell office:value-type="percentage" office:value="0.51621118819126743" table:style-name="ce66">
            <text:p>51,62%</text:p>
          </table:table-cell>
          <table:table-cell office:value-type="float" office:value="1442053" table:style-name="ce65">
            <text:p>1.442.053</text:p>
          </table:table-cell>
          <table:table-cell office:value-type="percentage" office:value="0.29031600198422286" table:style-name="ce66">
            <text:p>29,03%</text:p>
          </table:table-cell>
          <table:table-cell office:value-type="float" office:value="661837" table:style-name="ce65">
            <text:p>661.837</text:p>
          </table:table-cell>
          <table:table-cell office:value-type="percentage" office:value="0.16281324976808159" table:style-name="ce66">
            <text:p>16,28%</text:p>
          </table:table-cell>
          <table:table-cell office:value-type="float" office:value="1435184" table:style-name="ce65">
            <text:p>1.435.184</text:p>
          </table:table-cell>
          <table:table-cell office:value-type="percentage" office:value="0.7239073678773621" table:style-name="ce66">
            <text:p>72,39%</text:p>
          </table:table-cell>
          <table:table-cell office:value-type="float" office:value="4141760" table:style-name="ce65">
            <text:p>4.141.760</text:p>
          </table:table-cell>
          <table:table-cell office:value-type="percentage" office:value="0.85907973580626562" table:style-name="ce66">
            <text:p>85,91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6102" table:style-name="ce73">
            <text:p>396.102</text:p>
          </table:table-cell>
          <table:table-cell office:value-type="percentage" office:value="0.6331219740646673" table:style-name="ce74">
            <text:p>63,31%</text:p>
          </table:table-cell>
          <table:table-cell office:value-type="date" office:date-value="2022-01-31T00:00:00" table:style-name="ce75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8064" table:style-name="ce77">
            <text:p>48.064</text:p>
          </table:table-cell>
          <table:table-cell office:value-type="percentage" office:value="0.53672209132226334" table:style-name="ce78">
            <text:p>53,67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9167" table:style-name="ce77">
            <text:p>39.167</text:p>
          </table:table-cell>
          <table:table-cell office:value-type="percentage" office:value="0.73228508394720115" table:style-name="ce78">
            <text:p>73,23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8253" table:style-name="ce77">
            <text:p>28.253</text:p>
          </table:table-cell>
          <table:table-cell office:value-type="percentage" office:value="0.33473532060091937" table:style-name="ce78">
            <text:p>33,47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8418" table:style-name="ce77">
            <text:p>68.418</text:p>
          </table:table-cell>
          <table:table-cell office:value-type="percentage" office:value="0.51253277399056107" table:style-name="ce78">
            <text:p>51,25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590" table:style-name="ce77">
            <text:p>22.590</text:p>
          </table:table-cell>
          <table:table-cell office:value-type="percentage" office:value="0.61375862631092759" table:style-name="ce78">
            <text:p>61,38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2215" table:style-name="ce77">
            <text:p>92.215</text:p>
          </table:table-cell>
          <table:table-cell office:value-type="percentage" office:value="0.67340694328820339" table:style-name="ce78">
            <text:p>67,34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90268" table:style-name="ce77">
            <text:p>90.268</text:p>
          </table:table-cell>
          <table:table-cell office:value-type="percentage" office:value="0.61180393645285469" table:style-name="ce78">
            <text:p>61,18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20548" table:style-name="ce77">
            <text:p>220.548</text:p>
          </table:table-cell>
          <table:table-cell office:value-type="percentage" office:value="0.39451696053721336" table:style-name="ce78">
            <text:p>39,45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1464" table:style-name="ce77">
            <text:p>221.464</text:p>
          </table:table-cell>
          <table:table-cell office:value-type="percentage" office:value="0.62876611208903521" table:style-name="ce78">
            <text:p>62,88%</text:p>
          </table:table-cell>
          <table:table-cell office:value-type="date" office:date-value="2022-01-30T00:00:00" table:style-name="ce79">
            <text:p>3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7508" table:style-name="ce77">
            <text:p>47.508</text:p>
          </table:table-cell>
          <table:table-cell office:value-type="percentage" office:value="0.70334290705593228" table:style-name="ce78">
            <text:p>70,33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708" table:style-name="ce77">
            <text:p>124.708</text:p>
          </table:table-cell>
          <table:table-cell office:value-type="percentage" office:value="0.81477077466859182" table:style-name="ce78">
            <text:p>81,48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674" table:style-name="ce77">
            <text:p>13.674</text:p>
          </table:table-cell>
          <table:table-cell office:value-type="percentage" office:value="0.62335886214442016" table:style-name="ce78">
            <text:p>62,34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22619" table:style-name="ce77">
            <text:p>222.619</text:p>
          </table:table-cell>
          <table:table-cell office:value-type="percentage" office:value="0.45316475794599126" table:style-name="ce78">
            <text:p>45,32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3390" table:style-name="ce77">
            <text:p>63.390</text:p>
          </table:table-cell>
          <table:table-cell office:value-type="percentage" office:value="0.52541712599567336" table:style-name="ce78">
            <text:p>52,54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533" table:style-name="ce77">
            <text:p>25.533</text:p>
          </table:table-cell>
          <table:table-cell office:value-type="percentage" office:value="0.52304572271386429" table:style-name="ce78">
            <text:p>52,30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8268" table:style-name="ce77">
            <text:p>78.268</text:p>
          </table:table-cell>
          <table:table-cell office:value-type="percentage" office:value="0.53127884876459408" table:style-name="ce78">
            <text:p>53,13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807" table:style-name="ce77">
            <text:p>2.807</text:p>
          </table:table-cell>
          <table:table-cell office:value-type="percentage" office:value="0.35299295774647887" table:style-name="ce78">
            <text:p>35,30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3038" table:style-name="ce77">
            <text:p>3.038</text:p>
          </table:table-cell>
          <table:table-cell office:value-type="percentage" office:value="0.31076104746317512" table:style-name="ce78">
            <text:p>31,08%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31T00:00:00" table:style-name="ce79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31T00:00:00" table:style-name="ce83">
            <text:p>3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808634" table:style-name="ce85">
            <text:p>1.808.634</text:p>
          </table:table-cell>
          <table:table-cell office:value-type="percentage" office:value="0.55016972322596713" table:style-name="ce86">
            <text:p>55,02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1T19:40:32Z</dc:date>
  </office:meta>
</office:document-meta>
</file>